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039cm double #000000" style:border-line-width-right="0.002cm 0.035cm 0.002cm" fo:border-top="none"/>
    </style:style>
    <style:style style:name="ce3" style:family="table-cell" style:parent-style-name="Default">
      <style:table-cell-properties fo:border-bottom="none" fo:border-left="none" fo:border-right="0.035cm solid #000000" fo:border-top="none"/>
    </style:style>
    <style:style style:name="ce4" style:family="table-cell" style:parent-style-name="Default">
      <style:table-cell-properties fo:border-bottom="none" fo:border-left="none" fo:border-right="0.018cm solid #000000" fo:border-top="none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none" style:text-align-source="value-type" style:repeat-content="false" fo:border-left="0.035cm solid #000000" fo:border-right="none" fo:border-top="none"/>
      <style:paragraph-properties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style:font-name="Liberation Sans" style:font-name-asian="DejaVu Sans" style:font-name-complex="DejaVu Sans"/>
    </style:style>
    <style:style style:name="ce11" style:family="table-cell" style:parent-style-name="Default">
      <style:text-properties style:font-name="Liberation Sans" style:font-name-asian="DejaVu Sans" style:font-name-complex="DejaVu Sans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105cm double #000000" style:border-line-width-bottom="0.035cm 0.035cm 0.035cm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105cm double #000000" style:border-line-width-right="0.035cm 0.035cm 0.035cm" fo:border-top="none"/>
    </style:style>
    <style:style style:name="ce15" style:family="table-cell" style:parent-style-name="Default">
      <style:table-cell-properties fo:border-bottom="none" fo:border-left="none" fo:border-right="0.105cm double #000000" style:border-line-width-right="0.035cm 0.035cm 0.035cm" fo:border-top="0.035cm solid #000000"/>
    </style:style>
    <style:style style:name="ce16" style:family="table-cell" style:parent-style-name="Default">
      <style:table-cell-properties fo:border-bottom="0.105cm double #000000" style:border-line-width-bottom="0.035cm 0.035cm 0.035cm" fo:border-left="none" fo:border-right="0.105cm double #000000" style:border-line-width-right="0.035cm 0.035cm 0.035cm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Daten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1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easurement Study</text:p>
          </table:table-cell>
          <table:table-cell table:number-columns-repeated="2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bject</text:p>
          </table:table-cell>
          <table:table-cell office:value-type="string">
            <text:p>Dimensions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office:value-type="string">
            <text:p>Performance Measurem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9"/>
          <table:table-cell office:value-type="string">
            <text:p>Diameter</text:p>
          </table:table-cell>
          <table:table-cell office:value-type="string">
            <text:p>Reference point</text:p>
          </table:table-cell>
          <table:table-cell table:number-columns-repeated="2"/>
          <table:table-cell office:value-type="string">
            <text:p>Instrument Distance from fiducial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ponge</text:p>
          </table:table-cell>
          <table:table-cell office:value-type="float" office:value="88.9">
            <text:p>88,9</text:p>
          </table:table-cell>
          <table:table-cell office:value-type="float" office:value="47.62">
            <text:p>47,62</text:p>
          </table:table-cell>
          <table:table-cell office:value-type="float" office:value="17.4">
            <text:p>17,4</text:p>
          </table:table-cell>
          <table:table-cell table:number-columns-repeated="18"/>
          <table:table-cell office:value-type="string">
            <text:p>Ball</text:p>
          </table:table-cell>
          <table:table-cell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Mean FPS</text:p>
          </table:table-cell>
          <table:table-cell office:value-type="string">
            <text:p>Mean Volume dimensions</text:p>
          </table:table-cell>
          <table:table-cell table:number-columns-repeated="2"/>
          <table:table-cell office:value-type="string">
            <text:p>Min FPS</text:p>
          </table:table-cell>
          <table:table-cell office:value-type="string">
            <text:p>Max volume dimension</text:p>
          </table:table-cell>
          <table:table-cell table:number-columns-repeated="2"/>
          <table:table-cell office:value-type="string">
            <text:p>Max FPS</text:p>
          </table:table-cell>
          <table:table-cell office:value-type="string">
            <text:p>Min volume dimensions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string">
            <text:p>Referenz</text:p>
          </table:table-cell>
          <table:table-cell table:number-columns-repeated="2"/>
          <table:table-cell office:value-type="string">
            <text:p>Right upper</text:p>
          </table:table-cell>
          <table:table-cell table:number-columns-repeated="2"/>
          <table:table-cell office:value-type="string">
            <text:p>Right lower</text:p>
          </table:table-cell>
          <table:table-cell table:number-columns-repeated="2"/>
          <table:table-cell office:value-type="string">
            <text:p>Left lower</text:p>
          </table:table-cell>
          <table:table-cell table:number-columns-repeated="2"/>
          <table:table-cell office:value-type="string">
            <text:p>Left upp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2"/>
          <table:table-cell office:value-type="string">
            <text:p>Distance Sponge – Field Generator</text:p>
          </table:table-cell>
          <table:table-cell table:number-columns-repeated="2"/>
          <table:table-cell table:formula="oooc:= 25.4 * 5" office:value-type="float" office:value="127">
            <text:p>127</text:p>
          </table:table-cell>
          <table:table-cell table:number-columns-repeated="20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teration</text:p>
          </table:table-cell>
          <table:table-cell office:value-type="string">
            <text:p>Measured</text:p>
          </table:table-cell>
          <table:table-cell table:number-columns-repeated="2"/>
          <table:table-cell office:value-type="string">
            <text:p>Right upper corner </text:p>
          </table:table-cell>
          <table:table-cell table:number-columns-repeated="2"/>
          <table:table-cell office:value-type="string">
            <text:p>Right lower corner</text:p>
          </table:table-cell>
          <table:table-cell table:number-columns-repeated="2"/>
          <table:table-cell office:value-type="string">
            <text:p>Right lower lower corner</text:p>
          </table:table-cell>
          <table:table-cell table:number-columns-repeated="2"/>
          <table:table-cell office:value-type="string">
            <text:p>Left lower corner</text:p>
          </table:table-cell>
          <table:table-cell table:number-columns-repeated="2"/>
          <table:table-cell office:value-type="string">
            <text:p>Ball right</text:p>
          </table:table-cell>
          <table:table-cell table:number-columns-repeated="2"/>
          <table:table-cell office:value-type="string">
            <text:p>Ball left</text:p>
          </table:table-cell>
          <table:table-cell table:number-columns-repeated="4"/>
          <table:table-cell office:value-type="float" office:value="25.563549">
            <text:p>25,56</text:p>
          </table:table-cell>
          <table:table-cell office:value-type="float" office:value="-150.055">
            <text:p>-150,06</text:p>
          </table:table-cell>
          <table:table-cell office:value-type="float" office:value="-47.059914">
            <text:p>-47,0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7.34">
            <text:p>87,34</text:p>
          </table:table-cell>
          <table:table-cell office:value-type="float" office:value="47.97">
            <text:p>47,97</text:p>
          </table:table-cell>
          <table:table-cell office:value-type="float" office:value="18.88">
            <text:p>18,88</text:p>
          </table:table-cell>
          <table:table-cell office:value-type="float" office:value="25.37">
            <text:p>25,37</text:p>
          </table:table-cell>
          <table:table-cell office:value-type="float" office:value="-149.96">
            <text:p>-149,96</text:p>
          </table:table-cell>
          <table:table-cell office:value-type="float" office:value="-47.61">
            <text:p>-47,61</text:p>
          </table:table-cell>
          <table:table-cell office:value-type="float" office:value="-22.45">
            <text:p>-22,45</text:p>
          </table:table-cell>
          <table:table-cell office:value-type="float" office:value="-151.64">
            <text:p>-151,64</text:p>
          </table:table-cell>
          <table:table-cell office:value-type="float" office:value="-43.3">
            <text:p>-43,3</text:p>
          </table:table-cell>
          <table:table-cell office:value-type="float" office:value="-26.92">
            <text:p>-26,92</text:p>
          </table:table-cell>
          <table:table-cell office:value-type="float" office:value="-151.19">
            <text:p>-151,19</text:p>
          </table:table-cell>
          <table:table-cell office:value-type="float" office:value="-61.4">
            <text:p>-61,4</text:p>
          </table:table-cell>
          <table:table-cell office:value-type="float" office:value="-23.14">
            <text:p>-23,14</text:p>
          </table:table-cell>
          <table:table-cell office:value-type="float" office:value="-64.388">
            <text:p>-64,39</text:p>
          </table:table-cell>
          <table:table-cell office:value-type="float" office:value="-46.87">
            <text:p>-46,87</text:p>
          </table:table-cell>
          <table:table-cell office:value-type="float" office:value="2.44">
            <text:p>2,44</text:p>
          </table:table-cell>
          <table:table-cell office:value-type="float" office:value="-123.84">
            <text:p>-123,84</text:p>
          </table:table-cell>
          <table:table-cell office:value-type="float" office:value="-46.67">
            <text:p>-46,67</text:p>
          </table:table-cell>
          <table:table-cell office:value-type="float" office:value="1.97">
            <text:p>1,97</text:p>
          </table:table-cell>
          <table:table-cell office:value-type="float" office:value="-102.64">
            <text:p>-102,64</text:p>
          </table:table-cell>
          <table:table-cell office:value-type="float" office:value="-47.02">
            <text:p>-47,02</text:p>
          </table:table-cell>
          <table:table-cell office:value-type="float" office:value="21.2">
            <text:p>21,2</text:p>
          </table:table-cell>
          <table:table-cell table:formula="oooc:=SQRT(([.V11]-[.S11]) * ([.V11]-[.S11]) + ([.W11]-[.T11]) * ([.W11]-[.T11]) + ([.X11]-[.U11]) * ([.X11]-[.U11]))" office:value-type="float" office:value="21.2080975101493">
            <text:p>21,21</text:p>
          </table:table-cell>
          <table:table-cell office:value-type="float" office:value="25.563549">
            <text:p>25,56</text:p>
          </table:table-cell>
          <table:table-cell office:value-type="float" office:value="-150.055">
            <text:p>-150,06</text:p>
          </table:table-cell>
          <table:table-cell office:value-type="float" office:value="-47.059914">
            <text:p>-47,06</text:p>
          </table:table-cell>
          <table:table-cell office:value-type="float" office:value="24.99">
            <text:p>24,99</text:p>
          </table:table-cell>
          <table:table-cell office:value-type="float" office:value="-150.01">
            <text:p>-150,01</text:p>
          </table:table-cell>
          <table:table-cell office:value-type="float" office:value="-47.38">
            <text:p>-47,38</text:p>
          </table:table-cell>
          <table:table-cell office:value-type="float" office:value="-19.78">
            <text:p>-19,78</text:p>
          </table:table-cell>
          <table:table-cell office:value-type="float" office:value="-150.7">
            <text:p>-150,7</text:p>
          </table:table-cell>
          <table:table-cell office:value-type="float" office:value="-45.84">
            <text:p>-45,84</text:p>
          </table:table-cell>
          <table:table-cell office:value-type="float" office:value="-20.24">
            <text:p>-20,24</text:p>
          </table:table-cell>
          <table:table-cell office:value-type="float" office:value="-67.97">
            <text:p>-67,97</text:p>
          </table:table-cell>
          <table:table-cell office:value-type="float" office:value="-52.27">
            <text:p>-52,27</text:p>
          </table:table-cell>
          <table:table-cell office:value-type="float" office:value="24.12">
            <text:p>24,12</text:p>
          </table:table-cell>
          <table:table-cell office:value-type="float" office:value="-68.21">
            <text:p>-68,21</text:p>
          </table:table-cell>
          <table:table-cell office:value-type="float" office:value="-56.21">
            <text:p>-56,21</text:p>
          </table:table-cell>
          <table:table-cell office:value-type="float" office:value="14.4717">
            <text:p>14,47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97">
            <text:p>197</text:p>
          </table:table-cell>
          <table:table-cell office:value-type="float" office:value="7.3419">
            <text:p>7,34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18.9442">
            <text:p>18,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84.89">
            <text:p>84,89</text:p>
          </table:table-cell>
          <table:table-cell office:value-type="float" office:value="48.3136">
            <text:p>48,31</text:p>
          </table:table-cell>
          <table:table-cell office:value-type="float" office:value="20.1521">
            <text:p>20,15</text:p>
          </table:table-cell>
          <table:table-cell office:value-type="float" office:value="22.24">
            <text:p>22,24</text:p>
          </table:table-cell>
          <table:table-cell office:value-type="float" office:value="-151.37">
            <text:p>-151,37</text:p>
          </table:table-cell>
          <table:table-cell office:value-type="float" office:value="-47.58">
            <text:p>-47,58</text:p>
          </table:table-cell>
          <table:table-cell office:value-type="float" office:value="-25.86">
            <text:p>-25,86</text:p>
          </table:table-cell>
          <table:table-cell office:value-type="float" office:value="-149.74">
            <text:p>-149,74</text:p>
          </table:table-cell>
          <table:table-cell office:value-type="float" office:value="-43.53">
            <text:p>-43,53</text:p>
          </table:table-cell>
          <table:table-cell office:value-type="float" office:value="-28.74">
            <text:p>-28,74</text:p>
          </table:table-cell>
          <table:table-cell office:value-type="float" office:value="-148.28">
            <text:p>-148,28</text:p>
          </table:table-cell>
          <table:table-cell office:value-type="float" office:value="-63.42">
            <text:p>-63,42</text:p>
          </table:table-cell>
          <table:table-cell office:value-type="float" office:value="-25.89">
            <text:p>-25,89</text:p>
          </table:table-cell>
          <table:table-cell office:value-type="float" office:value="-64.924">
            <text:p>-64,92</text:p>
          </table:table-cell>
          <table:table-cell office:value-type="float" office:value="-47.04">
            <text:p>-47,04</text:p>
          </table:table-cell>
          <table:table-cell office:value-type="float" office:value="-0.249">
            <text:p>-0,25</text:p>
          </table:table-cell>
          <table:table-cell office:value-type="float" office:value="-121.5">
            <text:p>-121,5</text:p>
          </table:table-cell>
          <table:table-cell office:value-type="float" office:value="-46.66">
            <text:p>-46,66</text:p>
          </table:table-cell>
          <table:table-cell office:value-type="float" office:value="-0.692">
            <text:p>-0,69</text:p>
          </table:table-cell>
          <table:table-cell office:value-type="float" office:value="-102.87">
            <text:p>-102,87</text:p>
          </table:table-cell>
          <table:table-cell office:value-type="float" office:value="-47.05">
            <text:p>-47,05</text:p>
          </table:table-cell>
          <table:table-cell/>
          <table:table-cell table:formula="oooc:=SQRT(([.V12]-[.S12]) * ([.V12]-[.S12]) + ([.W12]-[.T12]) * ([.W12]-[.T12]) + ([.X12]-[.U12]) * ([.X12]-[.U12]))" office:value-type="float" office:value="18.6393467964948">
            <text:p>18,64</text:p>
          </table:table-cell>
          <table:table-cell table:number-columns-repeated="3"/>
          <table:table-cell office:value-type="float" office:value="23.13">
            <text:p>23,13</text:p>
          </table:table-cell>
          <table:table-cell table:formula="oooc:=-151.6" office:value-type="float" office:value="-151.6">
            <text:p>-151,6</text:p>
          </table:table-cell>
          <table:table-cell office:value-type="float" office:value="-47.13">
            <text:p>-47,13</text:p>
          </table:table-cell>
          <table:table-cell office:value-type="float" office:value="-19.35">
            <text:p>-19,35</text:p>
          </table:table-cell>
          <table:table-cell office:value-type="float" office:value="-152.7">
            <text:p>-152,7</text:p>
          </table:table-cell>
          <table:table-cell office:value-type="float" office:value="-46.78">
            <text:p>-46,78</text:p>
          </table:table-cell>
          <table:table-cell office:value-type="float" office:value="-20.19">
            <text:p>-20,19</text:p>
          </table:table-cell>
          <table:table-cell office:value-type="float" office:value="-67.95">
            <text:p>-67,95</text:p>
          </table:table-cell>
          <table:table-cell office:value-type="float" office:value="-53.43">
            <text:p>-53,43</text:p>
          </table:table-cell>
          <table:table-cell office:value-type="float" office:value="24.51">
            <text:p>24,51</text:p>
          </table:table-cell>
          <table:table-cell office:value-type="float" office:value="-67.06">
            <text:p>-67,06</text:p>
          </table:table-cell>
          <table:table-cell office:value-type="float" office:value="-55.21">
            <text:p>-55,21</text:p>
          </table:table-cell>
          <table:table-cell office:value-type="float" office:value="14.74">
            <text:p>14,74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4.69">
            <text:p>4,69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7.3">
            <text:p>17,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87.17">
            <text:p>87,17</text:p>
          </table:table-cell>
          <table:table-cell office:value-type="float" office:value="49.5699">
            <text:p>49,57</text:p>
          </table:table-cell>
          <table:table-cell office:value-type="float" office:value="18.27">
            <text:p>18,27</text:p>
          </table:table-cell>
          <table:table-cell office:value-type="float" office:value="24.5">
            <text:p>24,5</text:p>
          </table:table-cell>
          <table:table-cell office:value-type="float" office:value="-150.4">
            <text:p>-150,4</text:p>
          </table:table-cell>
          <table:table-cell table:formula="oooc:=-47.58" office:value-type="float" office:value="-47.58">
            <text:p>-47,58</text:p>
          </table:table-cell>
          <table:table-cell office:value-type="float" office:value="-24.89">
            <text:p>-24,89</text:p>
          </table:table-cell>
          <table:table-cell office:value-type="float" office:value="-149.76">
            <text:p>-149,76</text:p>
          </table:table-cell>
          <table:table-cell office:value-type="float" office:value="-43.53">
            <text:p>-43,53</text:p>
          </table:table-cell>
          <table:table-cell office:value-type="float" office:value="-28.74">
            <text:p>-28,74</text:p>
          </table:table-cell>
          <table:table-cell office:value-type="float" office:value="-148.57">
            <text:p>-148,57</text:p>
          </table:table-cell>
          <table:table-cell office:value-type="float" office:value="-61.35">
            <text:p>-61,35</text:p>
          </table:table-cell>
          <table:table-cell office:value-type="float" office:value="-25.56">
            <text:p>-25,56</text:p>
          </table:table-cell>
          <table:table-cell office:value-type="float" office:value="-62.67">
            <text:p>-62,67</text:p>
          </table:table-cell>
          <table:table-cell office:value-type="float" office:value="-47.04">
            <text:p>-47,04</text:p>
          </table:table-cell>
          <table:table-cell office:value-type="float" office:value="2.255">
            <text:p>2,26</text:p>
          </table:table-cell>
          <table:table-cell office:value-type="float" office:value="-123">
            <text:p>-123</text:p>
          </table:table-cell>
          <table:table-cell office:value-type="float" office:value="-46.66">
            <text:p>-46,66</text:p>
          </table:table-cell>
          <table:table-cell office:value-type="float" office:value="2.472">
            <text:p>2,47</text:p>
          </table:table-cell>
          <table:table-cell table:formula="oooc:=-101.2" office:value-type="float" office:value="-101.2">
            <text:p>-101,2</text:p>
          </table:table-cell>
          <table:table-cell office:value-type="float" office:value="-47.05">
            <text:p>-47,05</text:p>
          </table:table-cell>
          <table:table-cell/>
          <table:table-cell table:formula="oooc:=SQRT(([.V13]-[.S13]) * ([.V13]-[.S13]) + ([.W13]-[.T13]) * ([.W13]-[.T13]) + ([.X13]-[.U13]) * ([.X13]-[.U13]))" office:value-type="float" office:value="21.8045680764376">
            <text:p>21,8</text:p>
          </table:table-cell>
          <table:table-cell table:number-columns-repeated="3"/>
          <table:table-cell office:value-type="float" office:value="26.32">
            <text:p>26,32</text:p>
          </table:table-cell>
          <table:table-cell office:value-type="float" office:value="-151.2">
            <text:p>-151,2</text:p>
          </table:table-cell>
          <table:table-cell office:value-type="float" office:value="-46.6">
            <text:p>-46,6</text:p>
          </table:table-cell>
          <table:table-cell office:value-type="float" office:value="-20.3">
            <text:p>-20,3</text:p>
          </table:table-cell>
          <table:table-cell office:value-type="float" office:value="-152.3">
            <text:p>-152,3</text:p>
          </table:table-cell>
          <table:table-cell office:value-type="float" office:value="-45.7">
            <text:p>-45,7</text:p>
          </table:table-cell>
          <table:table-cell office:value-type="float" office:value="-20.2">
            <text:p>-20,2</text:p>
          </table:table-cell>
          <table:table-cell office:value-type="float" office:value="-69.2">
            <text:p>-69,2</text:p>
          </table:table-cell>
          <table:table-cell office:value-type="float" office:value="-53.1">
            <text:p>-53,1</text:p>
          </table:table-cell>
          <table:table-cell office:value-type="float" office:value="24.6">
            <text:p>24,6</text:p>
          </table:table-cell>
          <table:table-cell office:value-type="float" office:value="-67.78">
            <text:p>-67,78</text:p>
          </table:table-cell>
          <table:table-cell office:value-type="float" office:value="-55.43">
            <text:p>-55,43</text:p>
          </table:table-cell>
          <table:table-cell office:value-type="float" office:value="15.37">
            <text:p>15,37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153">
            <text:p>153</text:p>
          </table:table-cell>
          <table:table-cell office:value-type="float" office:value="1.803">
            <text:p>1,8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237">
            <text:p>237</text:p>
          </table:table-cell>
          <table:table-cell office:value-type="float" office:value="19.7279">
            <text:p>19,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8.3047">
            <text:p>88,3</text:p>
          </table:table-cell>
          <table:table-cell office:value-type="float" office:value="47.8699">
            <text:p>47,87</text:p>
          </table:table-cell>
          <table:table-cell office:value-type="float" office:value="18.32">
            <text:p>18,32</text:p>
          </table:table-cell>
          <table:table-cell office:value-type="float" office:value="24.5">
            <text:p>24,5</text:p>
          </table:table-cell>
          <table:table-cell office:value-type="float" office:value="-150.4">
            <text:p>-150,4</text:p>
          </table:table-cell>
          <table:table-cell office:value-type="float" office:value="-47.58">
            <text:p>-47,58</text:p>
          </table:table-cell>
          <table:table-cell office:value-type="float" office:value="-22.84">
            <text:p>-22,84</text:p>
          </table:table-cell>
          <table:table-cell office:value-type="float" office:value="-144.64">
            <text:p>-144,64</text:p>
          </table:table-cell>
          <table:table-cell office:value-type="float" office:value="-43.53">
            <text:p>-43,53</text:p>
          </table:table-cell>
          <table:table-cell office:value-type="float" office:value="-22.4">
            <text:p>-22,4</text:p>
          </table:table-cell>
          <table:table-cell office:value-type="float" office:value="-149.29">
            <text:p>-149,29</text:p>
          </table:table-cell>
          <table:table-cell office:value-type="float" office:value="-61.25">
            <text:p>-61,25</text:p>
          </table:table-cell>
          <table:table-cell office:value-type="float" office:value="-19.37">
            <text:p>-19,37</text:p>
          </table:table-cell>
          <table:table-cell office:value-type="float" office:value="-56.48">
            <text:p>-56,48</text:p>
          </table:table-cell>
          <table:table-cell office:value-type="float" office:value="47.04">
            <text:p>47,04</text:p>
          </table:table-cell>
          <table:table-cell office:value-type="float" office:value="4.549">
            <text:p>4,55</text:p>
          </table:table-cell>
          <table:table-cell office:value-type="float" office:value="-118.08">
            <text:p>-118,08</text:p>
          </table:table-cell>
          <table:table-cell office:value-type="float" office:value="-46.68">
            <text:p>-46,68</text:p>
          </table:table-cell>
          <table:table-cell office:value-type="float" office:value="4.947">
            <text:p>4,95</text:p>
          </table:table-cell>
          <table:table-cell office:value-type="float" office:value="-97.289">
            <text:p>-97,29</text:p>
          </table:table-cell>
          <table:table-cell office:value-type="float" office:value="-47.05">
            <text:p>-47,05</text:p>
          </table:table-cell>
          <table:table-cell/>
          <table:table-cell table:formula="oooc:=SQRT(([.V14]-[.S14]) * ([.V14]-[.S14]) + ([.W14]-[.T14]) * ([.W14]-[.T14]) + ([.X14]-[.U14]) * ([.X14]-[.U14]))" office:value-type="float" office:value="20.7981005142297">
            <text:p>20,8</text:p>
          </table:table-cell>
          <table:table-cell table:number-columns-repeated="3"/>
          <table:table-cell table:number-columns-repeated="12" office:value-type="string">
            <text:p>-</text:p>
          </table:table-cell>
          <table:table-cell office:value-type="float" office:value="16.36">
            <text:p>16,36</text:p>
          </table:table-cell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6.353">
            <text:p>6,35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8.94">
            <text:p>18,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8.44">
            <text:p>88,44</text:p>
          </table:table-cell>
          <table:table-cell office:value-type="float" office:value="47.66">
            <text:p>47,66</text:p>
          </table:table-cell>
          <table:table-cell office:value-type="float" office:value="18.84">
            <text:p>18,84</text:p>
          </table:table-cell>
          <table:table-cell office:value-type="float" office:value="25.2">
            <text:p>25,2</text:p>
          </table:table-cell>
          <table:table-cell office:value-type="float" office:value="-147.39">
            <text:p>-147,39</text:p>
          </table:table-cell>
          <table:table-cell office:value-type="float" office:value="-47.42">
            <text:p>-47,42</text:p>
          </table:table-cell>
          <table:table-cell office:value-type="float" office:value="-22.31">
            <text:p>-22,31</text:p>
          </table:table-cell>
          <table:table-cell office:value-type="float" office:value="-146.62">
            <text:p>-146,62</text:p>
          </table:table-cell>
          <table:table-cell office:value-type="float" office:value="-43.63">
            <text:p>-43,63</text:p>
          </table:table-cell>
          <table:table-cell office:value-type="float" office:value="-25.22">
            <text:p>-25,22</text:p>
          </table:table-cell>
          <table:table-cell office:value-type="float" office:value="-147.46">
            <text:p>-147,46</text:p>
          </table:table-cell>
          <table:table-cell office:value-type="float" office:value="-62.23">
            <text:p>-62,23</text:p>
          </table:table-cell>
          <table:table-cell office:value-type="float" office:value="-20.35">
            <text:p>-20,35</text:p>
          </table:table-cell>
          <table:table-cell office:value-type="float" office:value="-58.268">
            <text:p>-58,27</text:p>
          </table:table-cell>
          <table:table-cell office:value-type="float" office:value="-47.13">
            <text:p>-47,13</text:p>
          </table:table-cell>
          <table:table-cell office:value-type="float" office:value="4.549">
            <text:p>4,55</text:p>
          </table:table-cell>
          <table:table-cell office:value-type="float" office:value="-118.08">
            <text:p>-118,08</text:p>
          </table:table-cell>
          <table:table-cell office:value-type="float" office:value="-46.68">
            <text:p>-46,68</text:p>
          </table:table-cell>
          <table:table-cell office:value-type="float" office:value="4.915">
            <text:p>4,92</text:p>
          </table:table-cell>
          <table:table-cell office:value-type="float" office:value="-95.523">
            <text:p>-95,52</text:p>
          </table:table-cell>
          <table:table-cell office:value-type="float" office:value="-46.96">
            <text:p>-46,96</text:p>
          </table:table-cell>
          <table:table-cell/>
          <table:table-cell table:formula="oooc:=SQRT(([.V15]-[.S15]) * ([.V15]-[.S15]) + ([.W15]-[.T15]) * ([.W15]-[.T15]) + ([.X15]-[.U15]) * ([.X15]-[.U15]))" office:value-type="float" office:value="22.5617066065491">
            <text:p>22,56</text:p>
          </table:table-cell>
          <table:table-cell table:number-columns-repeated="3"/>
          <table:table-cell office:value-type="float" office:value="25.4">
            <text:p>25,4</text:p>
          </table:table-cell>
          <table:table-cell office:value-type="float" office:value="-146.9">
            <text:p>-146,9</text:p>
          </table:table-cell>
          <table:table-cell office:value-type="float" office:value="-49.4">
            <text:p>-49,4</text:p>
          </table:table-cell>
          <table:table-cell office:value-type="float" office:value="-20.02">
            <text:p>-20,02</text:p>
          </table:table-cell>
          <table:table-cell office:value-type="float" office:value="-149.3">
            <text:p>-149,3</text:p>
          </table:table-cell>
          <table:table-cell office:value-type="float" office:value="-44.7">
            <text:p>-44,7</text:p>
          </table:table-cell>
          <table:table-cell office:value-type="float" office:value="-18.17">
            <text:p>-18,17</text:p>
          </table:table-cell>
          <table:table-cell office:value-type="float" office:value="-67.41">
            <text:p>-67,41</text:p>
          </table:table-cell>
          <table:table-cell office:value-type="float" office:value="-56.17">
            <text:p>-56,17</text:p>
          </table:table-cell>
          <table:table-cell office:value-type="float" office:value="32.3">
            <text:p>32,3</text:p>
          </table:table-cell>
          <table:table-cell office:value-type="float" office:value="-63.4">
            <text:p>-63,4</text:p>
          </table:table-cell>
          <table:table-cell office:value-type="float" office:value="-57.23">
            <text:p>-57,23</text:p>
          </table:table-cell>
          <table:table-cell office:value-type="float" office:value="29.87">
            <text:p>29,87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22.59">
            <text:p>22,59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31.54">
            <text:p>31,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07</text:p>
          </table:table-cell>
          <table:table-cell office:value-type="float" office:value="6">
            <text:p>6</text:p>
          </table:table-cell>
          <table:table-cell office:value-type="float" office:value="87.54">
            <text:p>87,54</text:p>
          </table:table-cell>
          <table:table-cell office:value-type="float" office:value="49.5281">
            <text:p>49,53</text:p>
          </table:table-cell>
          <table:table-cell office:value-type="float" office:value="18.61">
            <text:p>18,61</text:p>
          </table:table-cell>
          <table:table-cell office:value-type="float" office:value="27.34">
            <text:p>27,34</text:p>
          </table:table-cell>
          <table:table-cell office:value-type="float" office:value="-138.79">
            <text:p>-138,79</text:p>
          </table:table-cell>
          <table:table-cell office:value-type="float" office:value="-47.42">
            <text:p>-47,42</text:p>
          </table:table-cell>
          <table:table-cell office:value-type="float" office:value="-22">
            <text:p>-22</text:p>
          </table:table-cell>
          <table:table-cell office:value-type="float" office:value="-140.52">
            <text:p>-140,52</text:p>
          </table:table-cell>
          <table:table-cell office:value-type="float" office:value="-43.63">
            <text:p>-43,63</text:p>
          </table:table-cell>
          <table:table-cell office:value-type="float" office:value="-22.71">
            <text:p>-22,71</text:p>
          </table:table-cell>
          <table:table-cell office:value-type="float" office:value="-140.53">
            <text:p>-140,53</text:p>
          </table:table-cell>
          <table:table-cell office:value-type="float" office:value="-62.23">
            <text:p>-62,23</text:p>
          </table:table-cell>
          <table:table-cell office:value-type="float" office:value="-22.81">
            <text:p>-22,81</text:p>
          </table:table-cell>
          <table:table-cell office:value-type="float" office:value="-53.05">
            <text:p>-53,05</text:p>
          </table:table-cell>
          <table:table-cell office:value-type="float" office:value="-47.13">
            <text:p>-47,13</text:p>
          </table:table-cell>
          <table:table-cell office:value-type="float" office:value="4.549">
            <text:p>4,55</text:p>
          </table:table-cell>
          <table:table-cell office:value-type="float" office:value="-108.88">
            <text:p>-108,88</text:p>
          </table:table-cell>
          <table:table-cell office:value-type="float" office:value="-46.68">
            <text:p>-46,68</text:p>
          </table:table-cell>
          <table:table-cell office:value-type="float" office:value="3.68">
            <text:p>3,68</text:p>
          </table:table-cell>
          <table:table-cell office:value-type="float" office:value="-90.309">
            <text:p>-90,31</text:p>
          </table:table-cell>
          <table:table-cell office:value-type="float" office:value="-46.96">
            <text:p>-46,96</text:p>
          </table:table-cell>
          <table:table-cell/>
          <table:table-cell table:formula="oooc:=SQRT(([.V16]-[.S16]) * ([.V16]-[.S16]) + ([.W16]-[.T16]) * ([.W16]-[.T16]) + ([.X16]-[.U16]) * ([.X16]-[.U16]))" office:value-type="float" office:value="18.5934290005905">
            <text:p>18,59</text:p>
          </table:table-cell>
          <table:table-cell table:number-columns-repeated="3"/>
          <table:table-cell office:value-type="float" office:value="29.5">
            <text:p>29,5</text:p>
          </table:table-cell>
          <table:table-cell office:value-type="float" office:value="-140.9">
            <text:p>-140,9</text:p>
          </table:table-cell>
          <table:table-cell office:value-type="float" office:value="-46.3">
            <text:p>-46,3</text:p>
          </table:table-cell>
          <table:table-cell office:value-type="float" office:value="-17.3">
            <text:p>-17,3</text:p>
          </table:table-cell>
          <table:table-cell office:value-type="float" office:value="-143.1">
            <text:p>-143,1</text:p>
          </table:table-cell>
          <table:table-cell office:value-type="float" office:value="-48.28">
            <text:p>-48,28</text:p>
          </table:table-cell>
          <table:table-cell office:value-type="float" office:value="-18.42">
            <text:p>-18,42</text:p>
          </table:table-cell>
          <table:table-cell office:value-type="float" office:value="-58.6">
            <text:p>-58,6</text:p>
          </table:table-cell>
          <table:table-cell office:value-type="float" office:value="-54.43">
            <text:p>-54,43</text:p>
          </table:table-cell>
          <table:table-cell office:value-type="float" office:value="32.2">
            <text:p>32,2</text:p>
          </table:table-cell>
          <table:table-cell office:value-type="float" office:value="-56.23">
            <text:p>-56,23</text:p>
          </table:table-cell>
          <table:table-cell office:value-type="float" office:value="-54.3">
            <text:p>-54,3</text:p>
          </table:table-cell>
          <table:table-cell office:value-type="float" office:value="15.94">
            <text:p>15,94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office:value-type="float" office:value="10.09">
            <text:p>10,09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257">
            <text:p>257</text:p>
          </table:table-cell>
          <table:table-cell office:value-type="float" office:value="20.711">
            <text:p>20,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21</text:p>
          </table:table-cell>
          <table:table-cell office:value-type="float" office:value="7">
            <text:p>7</text:p>
          </table:table-cell>
          <table:table-cell office:value-type="float" office:value="86.05">
            <text:p>86,05</text:p>
          </table:table-cell>
          <table:table-cell office:value-type="float" office:value="48.99">
            <text:p>48,99</text:p>
          </table:table-cell>
          <table:table-cell office:value-type="float" office:value="18.69">
            <text:p>18,69</text:p>
          </table:table-cell>
          <table:table-cell office:value-type="float" office:value="27.34">
            <text:p>27,34</text:p>
          </table:table-cell>
          <table:table-cell office:value-type="float" office:value="-138.79">
            <text:p>-138,79</text:p>
          </table:table-cell>
          <table:table-cell office:value-type="float" office:value="-47.63">
            <text:p>-47,63</text:p>
          </table:table-cell>
          <table:table-cell office:value-type="float" office:value="-21.5">
            <text:p>-21,5</text:p>
          </table:table-cell>
          <table:table-cell office:value-type="float" office:value="-139.02">
            <text:p>-139,02</text:p>
          </table:table-cell>
          <table:table-cell office:value-type="float" office:value="-43.63">
            <text:p>-43,63</text:p>
          </table:table-cell>
          <table:table-cell office:value-type="float" office:value="-22.71">
            <text:p>-22,71</text:p>
          </table:table-cell>
          <table:table-cell office:value-type="float" office:value="-140.53">
            <text:p>-140,53</text:p>
          </table:table-cell>
          <table:table-cell office:value-type="float" office:value="-62.23">
            <text:p>-62,23</text:p>
          </table:table-cell>
          <table:table-cell office:value-type="float" office:value="-22.81">
            <text:p>-22,81</text:p>
          </table:table-cell>
          <table:table-cell office:value-type="float" office:value="-53.05">
            <text:p>-53,05</text:p>
          </table:table-cell>
          <table:table-cell office:value-type="float" office:value="-47.13">
            <text:p>-47,13</text:p>
          </table:table-cell>
          <table:table-cell office:value-type="float" office:value="4.549">
            <text:p>4,55</text:p>
          </table:table-cell>
          <table:table-cell table:formula="oooc:=-108.88" office:value-type="float" office:value="-108.88">
            <text:p>-108,88</text:p>
          </table:table-cell>
          <table:table-cell office:value-type="float" office:value="-46.68">
            <text:p>-46,68</text:p>
          </table:table-cell>
          <table:table-cell office:value-type="float" office:value="3.688">
            <text:p>3,69</text:p>
          </table:table-cell>
          <table:table-cell office:value-type="float" office:value="-90.309">
            <text:p>-90,31</text:p>
          </table:table-cell>
          <table:table-cell office:value-type="float" office:value="-46.96">
            <text:p>-46,96</text:p>
          </table:table-cell>
          <table:table-cell/>
          <table:table-cell table:formula="oooc:=SQRT(([.V17]-[.S17]) * ([.V17]-[.S17]) + ([.W17]-[.T17]) * ([.W17]-[.T17]) + ([.X17]-[.U17]) * ([.X17]-[.U17]))" office:value-type="float" office:value="18.5930568223732">
            <text:p>18,59</text:p>
          </table:table-cell>
          <table:table-cell table:number-columns-repeated="3"/>
          <table:table-cell table:number-columns-repeated="12" office:value-type="string">
            <text:p>-</text:p>
          </table:table-cell>
          <table:table-cell office:value-type="float" office:value="13.28">
            <text:p>13,28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94">
            <text:p>194</text:p>
          </table:table-cell>
          <table:table-cell office:value-type="float" office:value="6.91">
            <text:p>6,91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259">
            <text:p>259</text:p>
          </table:table-cell>
          <table:table-cell office:value-type="float" office:value="15.77">
            <text:p>15,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05</text:p>
          </table:table-cell>
          <table:table-cell office:value-type="float" office:value="8">
            <text:p>8</text:p>
          </table:table-cell>
          <table:table-cell office:value-type="float" office:value="86.799">
            <text:p>86,8</text:p>
          </table:table-cell>
          <table:table-cell office:value-type="float" office:value="49.24">
            <text:p>49,24</text:p>
          </table:table-cell>
          <table:table-cell office:value-type="float" office:value="18.363">
            <text:p>18,36</text:p>
          </table:table-cell>
          <table:table-cell office:value-type="float" office:value="27.09">
            <text:p>27,09</text:p>
          </table:table-cell>
          <table:table-cell office:value-type="float" office:value="-139.3">
            <text:p>-139,3</text:p>
          </table:table-cell>
          <table:table-cell office:value-type="float" office:value="-47.42">
            <text:p>-47,42</text:p>
          </table:table-cell>
          <table:table-cell office:value-type="float" office:value="-22">
            <text:p>-22</text:p>
          </table:table-cell>
          <table:table-cell office:value-type="float" office:value="-139.52">
            <text:p>-139,52</text:p>
          </table:table-cell>
          <table:table-cell office:value-type="float" office:value="-43.63">
            <text:p>-43,63</text:p>
          </table:table-cell>
          <table:table-cell office:value-type="float" office:value="-22.71">
            <text:p>-22,71</text:p>
          </table:table-cell>
          <table:table-cell office:value-type="float" office:value="-140.53">
            <text:p>-140,53</text:p>
          </table:table-cell>
          <table:table-cell office:value-type="float" office:value="-62.23">
            <text:p>-62,23</text:p>
          </table:table-cell>
          <table:table-cell office:value-type="float" office:value="-22.06">
            <text:p>-22,06</text:p>
          </table:table-cell>
          <table:table-cell office:value-type="float" office:value="-52.797">
            <text:p>-52,8</text:p>
          </table:table-cell>
          <table:table-cell office:value-type="float" office:value="-47.13">
            <text:p>-47,13</text:p>
          </table:table-cell>
          <table:table-cell office:value-type="float" office:value="4.549">
            <text:p>4,55</text:p>
          </table:table-cell>
          <table:table-cell office:value-type="float" office:value="-108.88">
            <text:p>-108,88</text:p>
          </table:table-cell>
          <table:table-cell office:value-type="float" office:value="-46.68">
            <text:p>-46,68</text:p>
          </table:table-cell>
          <table:table-cell office:value-type="float" office:value="3.68">
            <text:p>3,68</text:p>
          </table:table-cell>
          <table:table-cell office:value-type="float" office:value="-90.3">
            <text:p>-90,3</text:p>
          </table:table-cell>
          <table:table-cell office:value-type="float" office:value="-46.96">
            <text:p>-46,96</text:p>
          </table:table-cell>
          <table:table-cell/>
          <table:table-cell table:formula="oooc:=SQRT(([.V18]-[.S18]) * ([.V18]-[.S18]) + ([.W18]-[.T18]) * ([.W18]-[.T18]) + ([.X18]-[.U18]) * ([.X18]-[.U18]))" office:value-type="float" office:value="18.6024181492622">
            <text:p>18,6</text:p>
          </table:table-cell>
          <table:table-cell table:number-columns-repeated="3"/>
          <table:table-cell office:value-type="float" office:value="30.5">
            <text:p>30,5</text:p>
          </table:table-cell>
          <table:table-cell office:value-type="float" office:value="-141.8">
            <text:p>-141,8</text:p>
          </table:table-cell>
          <table:table-cell table:formula="oooc:=-50.3" office:value-type="float" office:value="-50.3">
            <text:p>-50,3</text:p>
          </table:table-cell>
          <table:table-cell office:value-type="float" office:value="-18.25">
            <text:p>-18,25</text:p>
          </table:table-cell>
          <table:table-cell office:value-type="float" office:value="-143.9">
            <text:p>-143,9</text:p>
          </table:table-cell>
          <table:table-cell office:value-type="float" office:value="-46.64">
            <text:p>-46,64</text:p>
          </table:table-cell>
          <table:table-cell office:value-type="float" office:value="-18.08">
            <text:p>-18,08</text:p>
          </table:table-cell>
          <table:table-cell office:value-type="float" office:value="-60.91">
            <text:p>-60,91</text:p>
          </table:table-cell>
          <table:table-cell table:style-name="Default" office:value-type="float" office:value="-54.61">
            <text:p>-54,61</text:p>
          </table:table-cell>
          <table:table-cell office:value-type="float" office:value="32.65">
            <text:p>32,65</text:p>
          </table:table-cell>
          <table:table-cell office:value-type="float" office:value="-57.58">
            <text:p>-57,58</text:p>
          </table:table-cell>
          <table:table-cell table:formula="oooc:=-58.17" office:value-type="float" office:value="-58.17">
            <text:p>-58,17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15</text:p>
          </table:table-cell>
          <table:table-cell office:value-type="float" office:value="9">
            <text:p>9</text:p>
          </table:table-cell>
          <table:table-cell office:value-type="float" office:value="87.78">
            <text:p>87,78</text:p>
          </table:table-cell>
          <table:table-cell office:value-type="float" office:value="48.6">
            <text:p>48,6</text:p>
          </table:table-cell>
          <table:table-cell office:value-type="float" office:value="17.74">
            <text:p>17,74</text:p>
          </table:table-cell>
          <table:table-cell office:value-type="float" office:value="27.48">
            <text:p>27,48</text:p>
          </table:table-cell>
          <table:table-cell office:value-type="float" office:value="-141.27">
            <text:p>-141,27</text:p>
          </table:table-cell>
          <table:table-cell office:value-type="float" office:value="-47.61">
            <text:p>-47,61</text:p>
          </table:table-cell>
          <table:table-cell office:value-type="float" office:value="-21.09">
            <text:p>-21,09</text:p>
          </table:table-cell>
          <table:table-cell office:value-type="float" office:value="-139.74">
            <text:p>-139,74</text:p>
          </table:table-cell>
          <table:table-cell office:value-type="float" office:value="-47.44">
            <text:p>-47,44</text:p>
          </table:table-cell>
          <table:table-cell office:value-type="float" office:value="-20.89">
            <text:p>-20,89</text:p>
          </table:table-cell>
          <table:table-cell office:value-type="float" office:value="-140.93">
            <text:p>-140,93</text:p>
          </table:table-cell>
          <table:table-cell office:value-type="float" office:value="-65.14">
            <text:p>-65,14</text:p>
          </table:table-cell>
          <table:table-cell office:value-type="float" office:value="-21.54">
            <text:p>-21,54</text:p>
          </table:table-cell>
          <table:table-cell office:value-type="float" office:value="-52.029">
            <text:p>-52,03</text:p>
          </table:table-cell>
          <table:table-cell office:value-type="float" office:value="-51.09">
            <text:p>-51,09</text:p>
          </table:table-cell>
          <table:table-cell office:value-type="float" office:value="3.556">
            <text:p>3,56</text:p>
          </table:table-cell>
          <table:table-cell office:value-type="float" office:value="-119.79">
            <text:p>-119,79</text:p>
          </table:table-cell>
          <table:table-cell office:value-type="float" office:value="-47.46">
            <text:p>-47,46</text:p>
          </table:table-cell>
          <table:table-cell office:value-type="float" office:value="3.304">
            <text:p>3,3</text:p>
          </table:table-cell>
          <table:table-cell office:value-type="float" office:value="-99.19">
            <text:p>-99,19</text:p>
          </table:table-cell>
          <table:table-cell office:value-type="float" office:value="-47.63">
            <text:p>-47,63</text:p>
          </table:table-cell>
          <table:table-cell/>
          <table:table-cell table:formula="oooc:=SQRT(([.V19]-[.S19]) * ([.V19]-[.S19]) + ([.W19]-[.T19]) * ([.W19]-[.T19]) + ([.X19]-[.U19]) * ([.X19]-[.U19]))" office:value-type="float" office:value="20.6022426934545">
            <text:p>20,6</text:p>
          </table:table-cell>
          <table:table-cell table:number-columns-repeated="3"/>
          <table:table-cell table:number-columns-repeated="12" office:value-type="string">
            <text:p>-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26</text:p>
          </table:table-cell>
          <table:table-cell office:value-type="float" office:value="10">
            <text:p>10</text:p>
          </table:table-cell>
          <table:table-cell office:value-type="float" office:value="88.95">
            <text:p>88,95</text:p>
          </table:table-cell>
          <table:table-cell office:value-type="float" office:value="47.4454">
            <text:p>47,45</text:p>
          </table:table-cell>
          <table:table-cell office:value-type="float" office:value="19.21">
            <text:p>19,21</text:p>
          </table:table-cell>
          <table:table-cell office:value-type="float" office:value="27.22">
            <text:p>27,22</text:p>
          </table:table-cell>
          <table:table-cell office:value-type="float" office:value="-139.5">
            <text:p>-139,5</text:p>
          </table:table-cell>
          <table:table-cell office:value-type="float" office:value="-47.57">
            <text:p>-47,57</text:p>
          </table:table-cell>
          <table:table-cell office:value-type="float" office:value="-20.17">
            <text:p>-20,17</text:p>
          </table:table-cell>
          <table:table-cell office:value-type="float" office:value="-140.28">
            <text:p>-140,28</text:p>
          </table:table-cell>
          <table:table-cell office:value-type="float" office:value="-45.84">
            <text:p>-45,84</text:p>
          </table:table-cell>
          <table:table-cell office:value-type="float" office:value="-20.87">
            <text:p>-20,87</text:p>
          </table:table-cell>
          <table:table-cell office:value-type="float" office:value="-142.35">
            <text:p>-142,35</text:p>
          </table:table-cell>
          <table:table-cell office:value-type="float" office:value="-64.94">
            <text:p>-64,94</text:p>
          </table:table-cell>
          <table:table-cell office:value-type="float" office:value="-21.54">
            <text:p>-21,54</text:p>
          </table:table-cell>
          <table:table-cell office:value-type="float" office:value="-51.552">
            <text:p>-51,55</text:p>
          </table:table-cell>
          <table:table-cell office:value-type="float" office:value="-51.88">
            <text:p>-51,88</text:p>
          </table:table-cell>
          <table:table-cell office:value-type="float" office:value="6.016">
            <text:p>6,02</text:p>
          </table:table-cell>
          <table:table-cell office:value-type="float" office:value="-109.65">
            <text:p>-109,65</text:p>
          </table:table-cell>
          <table:table-cell office:value-type="float" office:value="-47.46">
            <text:p>-47,46</text:p>
          </table:table-cell>
          <table:table-cell office:value-type="float" office:value="6.067">
            <text:p>6,07</text:p>
          </table:table-cell>
          <table:table-cell office:value-type="float" office:value="-93.356">
            <text:p>-93,36</text:p>
          </table:table-cell>
          <table:table-cell office:value-type="float" office:value="-47.63">
            <text:p>-47,63</text:p>
          </table:table-cell>
          <table:table-cell/>
          <table:table-cell table:formula="oooc:=SQRT(([.V20]-[.S20]) * ([.V20]-[.S20]) + ([.W20]-[.T20]) * ([.W20]-[.T20]) + ([.X20]-[.U20]) * ([.X20]-[.U20]))" office:value-type="float" office:value="16.294966615492">
            <text:p>16,29</text:p>
          </table:table-cell>
          <table:table-cell table:number-columns-repeated="3"/>
          <table:table-cell office:value-type="float" office:value="30.82">
            <text:p>30,82</text:p>
          </table:table-cell>
          <table:table-cell office:value-type="float" office:value="-140.5">
            <text:p>-140,5</text:p>
          </table:table-cell>
          <table:table-cell office:value-type="float" office:value="-48.33">
            <text:p>-48,33</text:p>
          </table:table-cell>
          <table:table-cell table:number-columns-repeated="9" office:value-type="string">
            <text:p>-</text:p>
          </table:table-cell>
          <table:table-cell office:value-type="float" office:value="14.45">
            <text:p>14,45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9.977">
            <text:p>9,98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6.74">
            <text:p>16,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49</text:p>
          </table:table-cell>
          <table:table-cell office:value-type="float" office:value="11">
            <text:p>11</text:p>
          </table:table-cell>
          <table:table-cell office:value-type="float" office:value="88.101">
            <text:p>88,1</text:p>
          </table:table-cell>
          <table:table-cell office:value-type="float" office:value="48.21">
            <text:p>48,21</text:p>
          </table:table-cell>
          <table:table-cell office:value-type="float" office:value="19.11">
            <text:p>19,11</text:p>
          </table:table-cell>
          <table:table-cell office:value-type="float" office:value="30.76">
            <text:p>30,76</text:p>
          </table:table-cell>
          <table:table-cell office:value-type="float" office:value="-127.93">
            <text:p>-127,93</text:p>
          </table:table-cell>
          <table:table-cell office:value-type="float" office:value="-47.57">
            <text:p>-47,57</text:p>
          </table:table-cell>
          <table:table-cell office:value-type="float" office:value="-17.4">
            <text:p>-17,4</text:p>
          </table:table-cell>
          <table:table-cell office:value-type="float" office:value="-126.44">
            <text:p>-126,44</text:p>
          </table:table-cell>
          <table:table-cell office:value-type="float" office:value="-45.84">
            <text:p>-45,84</text:p>
          </table:table-cell>
          <table:table-cell office:value-type="float" office:value="-18.26">
            <text:p>-18,26</text:p>
          </table:table-cell>
          <table:table-cell office:value-type="float" office:value="-126.94">
            <text:p>-126,94</text:p>
          </table:table-cell>
          <table:table-cell office:value-type="float" office:value="-64.94">
            <text:p>-64,94</text:p>
          </table:table-cell>
          <table:table-cell office:value-type="float" office:value="-16.7">
            <text:p>-16,7</text:p>
          </table:table-cell>
          <table:table-cell office:value-type="float" office:value="-38.56">
            <text:p>-38,56</text:p>
          </table:table-cell>
          <table:table-cell office:value-type="float" office:value="-51.88">
            <text:p>-51,88</text:p>
          </table:table-cell>
          <table:table-cell office:value-type="float" office:value="8.54">
            <text:p>8,54</text:p>
          </table:table-cell>
          <table:table-cell office:value-type="float" office:value="-95.04">
            <text:p>-95,04</text:p>
          </table:table-cell>
          <table:table-cell office:value-type="float" office:value="-47.46">
            <text:p>-47,46</text:p>
          </table:table-cell>
          <table:table-cell office:value-type="float" office:value="9.09">
            <text:p>9,09</text:p>
          </table:table-cell>
          <table:table-cell office:value-type="float" office:value="-83.022">
            <text:p>-83,02</text:p>
          </table:table-cell>
          <table:table-cell office:value-type="float" office:value="-47.63">
            <text:p>-47,63</text:p>
          </table:table-cell>
          <table:table-cell/>
          <table:table-cell table:formula="oooc:=SQRT(([.V21]-[.S21]) * ([.V21]-[.S21]) + ([.W21]-[.T21]) * ([.W21]-[.T21]) + ([.X21]-[.U21]) * ([.X21]-[.U21]))" office:value-type="float" office:value="12.0317797519735">
            <text:p>12,03</text:p>
          </table:table-cell>
          <table:table-cell table:number-columns-repeated="3"/>
          <table:table-cell office:value-type="float" office:value="32.97">
            <text:p>32,97</text:p>
          </table:table-cell>
          <table:table-cell office:value-type="float" office:value="-128.1">
            <text:p>-128,1</text:p>
          </table:table-cell>
          <table:table-cell office:value-type="float" office:value="-50.47">
            <text:p>-50,47</text:p>
          </table:table-cell>
          <table:table-cell office:value-type="float" office:value="-13.96">
            <text:p>-13,96</text:p>
          </table:table-cell>
          <table:table-cell office:value-type="float" office:value="-128.4">
            <text:p>-128,4</text:p>
          </table:table-cell>
          <table:table-cell office:value-type="float" office:value="-47.56">
            <text:p>-47,56</text:p>
          </table:table-cell>
          <table:table-cell office:value-type="float" office:value="-13.81">
            <text:p>-13,81</text:p>
          </table:table-cell>
          <table:table-cell office:value-type="float" office:value="-43.03">
            <text:p>-43,03</text:p>
          </table:table-cell>
          <table:table-cell office:value-type="float" office:value="-54.92">
            <text:p>-54,92</text:p>
          </table:table-cell>
          <table:table-cell office:value-type="float" office:value="36.21">
            <text:p>36,21</text:p>
          </table:table-cell>
          <table:table-cell office:value-type="float" office:value="-39.2">
            <text:p>-39,2</text:p>
          </table:table-cell>
          <table:table-cell office:value-type="float" office:value="-56.46">
            <text:p>-56,46</text:p>
          </table:table-cell>
          <table:table-cell office:value-type="float" office:value="18.42">
            <text:p>18,42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16.56">
            <text:p>16,56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20.55">
            <text:p>20,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20h05</text:p>
          </table:table-cell>
          <table:table-cell office:value-type="float" office:value="12">
            <text:p>12</text:p>
          </table:table-cell>
          <table:table-cell office:value-type="float" office:value="88.51">
            <text:p>88,51</text:p>
          </table:table-cell>
          <table:table-cell office:value-type="float" office:value="47.92">
            <text:p>47,92</text:p>
          </table:table-cell>
          <table:table-cell office:value-type="float" office:value="18.11">
            <text:p>18,11</text:p>
          </table:table-cell>
          <table:table-cell office:value-type="float" office:value="31.47">
            <text:p>31,47</text:p>
          </table:table-cell>
          <table:table-cell office:value-type="float" office:value="-127.5">
            <text:p>-127,5</text:p>
          </table:table-cell>
          <table:table-cell office:value-type="float" office:value="-48.8">
            <text:p>-48,8</text:p>
          </table:table-cell>
          <table:table-cell office:value-type="float" office:value="-16.3">
            <text:p>-16,3</text:p>
          </table:table-cell>
          <table:table-cell office:value-type="float" office:value="-126.4">
            <text:p>-126,4</text:p>
          </table:table-cell>
          <table:table-cell office:value-type="float" office:value="-46.6">
            <text:p>-46,6</text:p>
          </table:table-cell>
          <table:table-cell office:value-type="float" office:value="-16.8">
            <text:p>-16,8</text:p>
          </table:table-cell>
          <table:table-cell office:value-type="float" office:value="-126.4">
            <text:p>-126,4</text:p>
          </table:table-cell>
          <table:table-cell office:value-type="float" office:value="-64.7">
            <text:p>-64,7</text:p>
          </table:table-cell>
          <table:table-cell office:value-type="float" office:value="-16.3">
            <text:p>-16,3</text:p>
          </table:table-cell>
          <table:table-cell office:value-type="float" office:value="-38.03">
            <text:p>-38,03</text:p>
          </table:table-cell>
          <table:table-cell office:value-type="float" office:value="-50.9">
            <text:p>-50,9</text:p>
          </table:table-cell>
          <table:table-cell office:value-type="float" office:value="10.42">
            <text:p>10,42</text:p>
          </table:table-cell>
          <table:table-cell office:value-type="float" office:value="-94.03">
            <text:p>-94,03</text:p>
          </table:table-cell>
          <table:table-cell office:value-type="float" office:value="-46.7">
            <text:p>-46,7</text:p>
          </table:table-cell>
          <table:table-cell office:value-type="float" office:value="10.38">
            <text:p>10,38</text:p>
          </table:table-cell>
          <table:table-cell office:value-type="float" office:value="-78.24">
            <text:p>-78,24</text:p>
          </table:table-cell>
          <table:table-cell office:value-type="float" office:value="-47.2">
            <text:p>-47,2</text:p>
          </table:table-cell>
          <table:table-cell/>
          <table:table-cell table:formula="oooc:=SQRT(([.V22]-[.S22]) * ([.V22]-[.S22]) + ([.W22]-[.T22]) * ([.W22]-[.T22]) + ([.X22]-[.U22]) * ([.X22]-[.U22]))" office:value-type="float" office:value="15.7979650588296">
            <text:p>15,8</text:p>
          </table:table-cell>
          <table:table-cell table:number-columns-repeated="3"/>
          <table:table-cell office:value-type="float" office:value="34.6">
            <text:p>34,6</text:p>
          </table:table-cell>
          <table:table-cell office:value-type="float" office:value="-128.5">
            <text:p>-128,5</text:p>
          </table:table-cell>
          <table:table-cell office:value-type="float" office:value="-49.7">
            <text:p>-49,7</text:p>
          </table:table-cell>
          <table:table-cell office:value-type="float" office:value="-14.7">
            <text:p>-14,7</text:p>
          </table:table-cell>
          <table:table-cell office:value-type="float" office:value="-128.9">
            <text:p>-128,9</text:p>
          </table:table-cell>
          <table:table-cell office:value-type="float" office:value="-49.7">
            <text:p>-49,7</text:p>
          </table:table-cell>
          <table:table-cell office:value-type="float" office:value="-12.1">
            <text:p>-12,1</text:p>
          </table:table-cell>
          <table:table-cell office:value-type="float" office:value="-48.04">
            <text:p>-48,04</text:p>
          </table:table-cell>
          <table:table-cell office:value-type="float" office:value="-56.21">
            <text:p>-56,21</text:p>
          </table:table-cell>
          <table:table-cell office:value-type="float" office:value="36.42">
            <text:p>36,42</text:p>
          </table:table-cell>
          <table:table-cell office:value-type="float" office:value="-42.2">
            <text:p>-42,2</text:p>
          </table:table-cell>
          <table:table-cell office:value-type="float" office:value="-57.61">
            <text:p>-57,61</text:p>
          </table:table-cell>
          <table:table-cell office:value-type="float" office:value="17.76">
            <text:p>17,76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15.72">
            <text:p>15,72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20.68">
            <text:p>20,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27.7547">
            <text:p>27,75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office:value-type="float" office:value="209">
            <text:p>209</text:p>
          </table:table-cell>
          <table:table-cell office:value-type="float" office:value="18.29">
            <text:p>18,29</text:p>
          </table:table-cell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245">
            <text:p>245</text:p>
          </table:table-cell>
          <table:table-cell office:value-type="float" office:value="31.82">
            <text:p>31,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64">
            <text:p>9,64</text:p>
          </table:table-cell>
          <table:table-cell table:number-columns-repeated="3" office:value-type="float" office:value="301">
            <text:p>301</text:p>
          </table:table-cell>
          <table:table-cell office:value-type="float" office:value="9.25">
            <text:p>9,25</text:p>
          </table:table-cell>
          <table:table-cell table:number-columns-repeated="3" office:value-type="float" office:value="302">
            <text:p>302</text:p>
          </table:table-cell>
          <table:table-cell office:value-type="float" office:value="9.99">
            <text:p>9,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59">
            <text:p>9,59</text:p>
          </table:table-cell>
          <table:table-cell table:number-columns-repeated="3" office:value-type="float" office:value="301">
            <text:p>301</text:p>
          </table:table-cell>
          <table:table-cell office:value-type="float" office:value="11.13">
            <text:p>11,13</text:p>
          </table:table-cell>
          <table:table-cell table:number-columns-repeated="3" office:value-type="float" office:value="302">
            <text:p>302</text:p>
          </table:table-cell>
          <table:table-cell office:value-type="float" office:value="8.46">
            <text:p>8,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41">
            <text:p>9,41</text:p>
          </table:table-cell>
          <table:table-cell table:number-columns-repeated="3" office:value-type="float" office:value="301">
            <text:p>301</text:p>
          </table:table-cell>
          <table:table-cell office:value-type="float" office:value="11.63">
            <text:p>11,63</text:p>
          </table:table-cell>
          <table:table-cell table:number-columns-repeated="3" office:value-type="float" office:value="302">
            <text:p>302</text:p>
          </table:table-cell>
          <table:table-cell office:value-type="float" office:value="8.2">
            <text:p>8,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29.86">
            <text:p>29,86</text:p>
          </table:table-cell>
          <table:table-cell table:number-columns-repeated="3" office:value-type="float" office:value="201">
            <text:p>201</text:p>
          </table:table-cell>
          <table:table-cell office:value-type="float" office:value="28.27">
            <text:p>28,27</text:p>
          </table:table-cell>
          <table:table-cell table:number-columns-repeated="3" office:value-type="float" office:value="202">
            <text:p>202</text:p>
          </table:table-cell>
          <table:table-cell office:value-type="float" office:value="31.52">
            <text:p>31,52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9.77">
            <text:p>29,77</text:p>
          </table:table-cell>
          <table:table-cell table:number-columns-repeated="3" office:value-type="float" office:value="201">
            <text:p>201</text:p>
          </table:table-cell>
          <table:table-cell office:value-type="float" office:value="28.55">
            <text:p>28,55</text:p>
          </table:table-cell>
          <table:table-cell table:number-columns-repeated="3" office:value-type="float" office:value="202">
            <text:p>202</text:p>
          </table:table-cell>
          <table:table-cell office:value-type="float" office:value="31.66">
            <text:p>31,66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.53">
            <text:p>2,53</text:p>
          </table:table-cell>
          <table:table-cell table:number-columns-repeated="3" office:value-type="float" office:value="401">
            <text:p>401</text:p>
          </table:table-cell>
          <table:table-cell office:value-type="float" office:value="0.64">
            <text:p>0,64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1">
            <text:p>401</text:p>
          </table:table-cell>
          <table:table-cell office:value-type="float" office:value="4.93">
            <text:p>4,93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.16">
            <text:p>3,16</text:p>
          </table:table-cell>
          <table:table-cell table:number-columns-repeated="3" office:value-type="float" office:value="401">
            <text:p>401</text:p>
          </table:table-cell>
          <table:table-cell office:value-type="float" office:value="1.49">
            <text:p>1,49</text:p>
          </table:table-cell>
          <table:table-cell table:number-columns-repeated="3" office:value-type="float" office:value="401">
            <text:p>401</text:p>
          </table:table-cell>
          <table:table-cell office:value-type="float" office:value="4.21">
            <text:p>4,21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4.17">
            <text:p>4,17</text:p>
          </table:table-cell>
          <table:table-cell table:number-columns-repeated="3" office:value-type="float" office:value="401">
            <text:p>401</text:p>
          </table:table-cell>
          <table:table-cell office:value-type="float" office:value="3.9">
            <text:p>3,9</text:p>
          </table:table-cell>
          <table:table-cell table:number-columns-repeated="3" office:value-type="float" office:value="401">
            <text:p>401</text:p>
          </table:table-cell>
          <table:table-cell office:value-type="float" office:value="4.48">
            <text:p>4,48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.45">
            <text:p>2,45</text:p>
          </table:table-cell>
          <table:table-cell table:number-columns-repeated="3" office:value-type="float" office:value="513">
            <text:p>513</text:p>
          </table:table-cell>
          <table:table-cell office:value-type="float" office:value="1.93">
            <text:p>1,93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2.97">
            <text:p>2,97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.11">
            <text:p>1,11</text:p>
          </table:table-cell>
          <table:table-cell table:number-columns-repeated="3" office:value-type="float" office:value="512">
            <text:p>512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512">
            <text:p>512</text:p>
          </table:table-cell>
          <table:table-cell table:style-name="ce7" office:value-type="float" office:value="2.97">
            <text:p>2,97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.3">
            <text:p>1,3</text:p>
          </table:table-cell>
          <table:table-cell table:number-columns-repeated="3" office:value-type="float" office:value="512">
            <text:p>512</text:p>
          </table:table-cell>
          <table:table-cell office:value-type="float" office:value="0.27">
            <text:p>0,27</text:p>
          </table:table-cell>
          <table:table-cell table:number-columns-repeated="3" office:value-type="float" office:value="512">
            <text:p>512</text:p>
          </table:table-cell>
          <table:table-cell office:value-type="float" office:value="2.79">
            <text:p>2,79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5.7">
            <text:p>15,7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4.99">
            <text:p>14,99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6.51">
            <text:p>16,51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5.58">
            <text:p>15,58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6.089">
            <text:p>16,09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5.23">
            <text:p>15,23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6.14">
            <text:p>16,14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4.14">
            <text:p>14,14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8.22">
            <text:p>18,22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0.14">
            <text:p>30,14</text:p>
          </table:table-cell>
          <table:table-cell table:number-columns-repeated="3" office:value-type="float" office:value="129">
            <text:p>129</text:p>
          </table:table-cell>
          <table:table-cell office:value-type="float" office:value="28.99">
            <text:p>28,99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30.93">
            <text:p>30,93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6" office:value-type="float" office:value="30.07">
            <text:p>30,07</text:p>
          </table:table-cell>
          <table:table-cell table:number-columns-repeated="3" office:value-type="float" office:value="128">
            <text:p>128</text:p>
          </table:table-cell>
          <table:table-cell office:value-type="float" office:value="29.2">
            <text:p>29,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31.745">
            <text:p>31,75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0.05">
            <text:p>30,05</text:p>
          </table:table-cell>
          <table:table-cell table:number-columns-repeated="3" office:value-type="float" office:value="128">
            <text:p>128</text:p>
          </table:table-cell>
          <table:table-cell office:value-type="float" office:value="29.28">
            <text:p>29,28</text:p>
          </table:table-cell>
          <table:table-cell table:number-columns-repeated="3" office:value-type="float" office:value="128">
            <text:p>128</text:p>
          </table:table-cell>
          <table:table-cell office:value-type="float" office:value="30.96">
            <text:p>30,96</text:p>
          </table:table-cell>
          <table:table-cell table:number-columns-repeated="3"/>
        </table:table-row>
        <table:table-row table:style-name="ro1" table:number-rows-repeated="15">
          <table:table-cell table:number-columns-repeated="53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ce3"/>
          <table:table-cell table:number-columns-repeated="24"/>
        </table:table-row>
      </table:table>
      <table:table table:name="Accurac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1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Sponge dimension deviation</text:p>
          </table:table-cell>
          <table:table-cell table:number-columns-repeated="6"/>
          <table:table-cell office:value-type="string">
            <text:p>Massive Ball deviation diameter</text:p>
          </table:table-cell>
          <table:table-cell table:number-columns-repeated="2"/>
          <table:table-cell office:value-type="string">
            <text:p>Deviation Instrument fiducial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tera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bs x</text:p>
          </table:table-cell>
          <table:table-cell office:value-type="string">
            <text:p>abs y</text:p>
          </table:table-cell>
          <table:table-cell office:value-type="string">
            <text:p>abs z</text:p>
          </table:table-cell>
          <table:table-cell table:number-columns-repeated="4"/>
          <table:table-cell office:value-type="string">
            <text:p>Right Upper Corne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4" office:value-type="string">
            <text:p>z</text:p>
          </table:table-cell>
          <table:table-cell office:value-type="string">
            <text:p>Right lower corne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4" office:value-type="string">
            <text:p>z</text:p>
          </table:table-cell>
          <table:table-cell office:value-type="string">
            <text:p>Left lowe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4" office:value-type="string">
            <text:p>z</text:p>
          </table:table-cell>
          <table:table-cell office:value-type="string">
            <text:p>Total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Daten.$D$6]-[Daten.D11]" office:value-type="float" office:value="1.56">
            <text:p>1,56</text:p>
          </table:table-cell>
          <table:table-cell table:formula="oooc:=[Daten.$E$6]-[Daten.E11]" office:value-type="float" office:value="-0.350000000000001">
            <text:p>-0,35</text:p>
          </table:table-cell>
          <table:table-cell table:formula="oooc:=[Daten.$F$6]-[Daten.F11]" office:value-type="float" office:value="-1.48">
            <text:p>-1,48</text:p>
          </table:table-cell>
          <table:table-cell table:formula="oooc:=ABS([.C8])" office:value-type="float" office:value="1.56">
            <text:p>1,56</text:p>
          </table:table-cell>
          <table:table-cell table:formula="oooc:=ABS([.D8])" office:value-type="float" office:value="0.350000000000001">
            <text:p>0,35</text:p>
          </table:table-cell>
          <table:table-cell table:formula="oooc:=ABS([.E8])" office:value-type="float" office:value="1.48">
            <text:p>1,48</text:p>
          </table:table-cell>
          <table:table-cell/>
          <table:table-cell table:formula="oooc:=ABS([Daten.$Z$6] - [Daten.Z11])" office:value-type="float" office:value="1.20809751014928">
            <text:p>1,21</text:p>
          </table:table-cell>
          <table:table-cell table:number-columns-repeated="2"/>
          <table:table-cell table:formula="oooc:=SQRT([.N8]*[.N8]+[.O8]*[.O8]+[.P8]*[.P8])" office:value-type="float" office:value="0.446989932772539">
            <text:p>0,45</text:p>
          </table:table-cell>
          <table:table-cell table:formula="oooc:=[Daten.AD11]-[Daten.G11]" office:value-type="float" office:value="-0.380000000000003">
            <text:p>-0,38</text:p>
          </table:table-cell>
          <table:table-cell table:formula="oooc:=[Daten.AE11]-[Daten.H11]" office:value-type="float" office:value="-0.0499999999999829">
            <text:p>-0,05</text:p>
          </table:table-cell>
          <table:table-cell table:style-name="ce14" table:formula="oooc:=[Daten.AF11]-[Daten.I11]" office:value-type="float" office:value="0.229999999999997">
            <text:p>0,23</text:p>
          </table:table-cell>
          <table:table-cell table:formula="oooc:=SQRT([.R8]*[.R8]+[.S8]*[.S8]+[.T8]*[.T8])" office:value-type="float" office:value="3.8031697306326">
            <text:p>3,8</text:p>
          </table:table-cell>
          <table:table-cell table:formula="oooc:=[Daten.AG11]-[Daten.J11]" office:value-type="float" office:value="2.67">
            <text:p>2,67</text:p>
          </table:table-cell>
          <table:table-cell table:formula="oooc:=[Daten.AH11]-[Daten.K11]" office:value-type="float" office:value="0.939999999999998">
            <text:p>0,94</text:p>
          </table:table-cell>
          <table:table-cell table:style-name="ce14" table:formula="oooc:=[Daten.L11]-[Daten.AI11]" office:value-type="float" office:value="2.54000000000001">
            <text:p>2,54</text:p>
          </table:table-cell>
          <table:table-cell table:formula="oooc:=SQRT([.V8]*[.V8]+[.W8]*[.W8]+[.X8]*[.X8])" office:value-type="float" office:value="7.09934673050979">
            <text:p>7,1</text:p>
          </table:table-cell>
          <table:table-cell table:formula="oooc:=[Daten.AJ11]-[Daten.P11]" office:value-type="float" office:value="2.9">
            <text:p>2,9</text:p>
          </table:table-cell>
          <table:table-cell table:formula="oooc:=[Daten.AK11]-[Daten.Q11]" office:value-type="float" office:value="-3.58199999999999">
            <text:p>-3,58</text:p>
          </table:table-cell>
          <table:table-cell table:style-name="ce14" table:formula="oooc:=[Daten.AL11]-[Daten.R11]" office:value-type="float" office:value="-5.40000000000001">
            <text:p>-5,4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Daten.$D$6]-[Daten.D12]" office:value-type="float" office:value="4.01000000000001">
            <text:p>4,01</text:p>
          </table:table-cell>
          <table:table-cell table:formula="oooc:=[Daten.$E$6]-[Daten.E12]" office:value-type="float" office:value="-0.693600000000004">
            <text:p>-0,69</text:p>
          </table:table-cell>
          <table:table-cell table:formula="oooc:=[Daten.$F$6]-[Daten.F12]" office:value-type="float" office:value="-2.7521">
            <text:p>-2,75</text:p>
          </table:table-cell>
          <table:table-cell table:formula="oooc:=ABS([.C9])" office:value-type="float" office:value="4.01000000000001">
            <text:p>4,01</text:p>
          </table:table-cell>
          <table:table-cell table:formula="oooc:=ABS([.D9])" office:value-type="float" office:value="0.693600000000004">
            <text:p>0,69</text:p>
          </table:table-cell>
          <table:table-cell table:formula="oooc:=ABS([.E9])" office:value-type="float" office:value="2.7521">
            <text:p>2,75</text:p>
          </table:table-cell>
          <table:table-cell/>
          <table:table-cell table:formula="oooc:=ABS([Daten.$Z$6] - [Daten.Z12])" office:value-type="float" office:value="1.36065320350523">
            <text:p>1,36</text:p>
          </table:table-cell>
          <table:table-cell table:number-columns-repeated="2"/>
          <table:table-cell table:formula="oooc:=SQRT([.N9]*[.N9]+[.O9]*[.O9]+[.P9]*[.P9])" office:value-type="float" office:value="1.02347447452293">
            <text:p>1,02</text:p>
          </table:table-cell>
          <table:table-cell table:formula="oooc:=[Daten.AD12]-[Daten.G12]" office:value-type="float" office:value="0.890000000000001">
            <text:p>0,89</text:p>
          </table:table-cell>
          <table:table-cell table:formula="oooc:=[Daten.AE12]-[Daten.H12]" office:value-type="float" office:value="-0.22999999999999">
            <text:p>-0,23</text:p>
          </table:table-cell>
          <table:table-cell table:style-name="ce14" table:formula="oooc:=[Daten.AF12]-[Daten.I12]" office:value-type="float" office:value="0.449999999999996">
            <text:p>0,45</text:p>
          </table:table-cell>
          <table:table-cell table:formula="oooc:=SQRT([.R9]*[.R9]+[.S9]*[.S9]+[.T9]*[.T9])" office:value-type="float" office:value="7.85520209797303">
            <text:p>7,86</text:p>
          </table:table-cell>
          <table:table-cell table:formula="oooc:=[Daten.AG12]-[Daten.J12]" office:value-type="float" office:value="6.51">
            <text:p>6,51</text:p>
          </table:table-cell>
          <table:table-cell table:formula="oooc:=[Daten.AH12]-[Daten.K12]" office:value-type="float" office:value="-2.95999999999998">
            <text:p>-2,96</text:p>
          </table:table-cell>
          <table:table-cell table:style-name="ce14" table:formula="oooc:=[Daten.L12]-[Daten.AI12]" office:value-type="float" office:value="3.25">
            <text:p>3,25</text:p>
          </table:table-cell>
          <table:table-cell table:formula="oooc:=SQRT([.V9]*[.V9]+[.W9]*[.W9]+[.X9]*[.X9])" office:value-type="float" office:value="9.08178264439311">
            <text:p>9,08</text:p>
          </table:table-cell>
          <table:table-cell table:formula="oooc:=[Daten.AJ12]-[Daten.P12]" office:value-type="float" office:value="5.7">
            <text:p>5,7</text:p>
          </table:table-cell>
          <table:table-cell table:formula="oooc:=[Daten.AK12]-[Daten.Q12]" office:value-type="float" office:value="-3.026">
            <text:p>-3,03</text:p>
          </table:table-cell>
          <table:table-cell table:style-name="ce14" table:formula="oooc:=[Daten.AL12]-[Daten.R12]" office:value-type="float" office:value="-6.39">
            <text:p>-6,39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Daten.$D$6]-[Daten.D13]" office:value-type="float" office:value="1.73">
            <text:p>1,73</text:p>
          </table:table-cell>
          <table:table-cell table:formula="oooc:=[Daten.$E$6]-[Daten.E13]" office:value-type="float" office:value="-1.9499">
            <text:p>-1,95</text:p>
          </table:table-cell>
          <table:table-cell table:formula="oooc:=[Daten.$F$6]-[Daten.F13]" office:value-type="float" office:value="-0.870000000000001">
            <text:p>-0,87</text:p>
          </table:table-cell>
          <table:table-cell table:formula="oooc:=ABS([.C10])" office:value-type="float" office:value="1.73">
            <text:p>1,73</text:p>
          </table:table-cell>
          <table:table-cell table:formula="oooc:=ABS([.D10])" office:value-type="float" office:value="1.9499">
            <text:p>1,95</text:p>
          </table:table-cell>
          <table:table-cell table:formula="oooc:=ABS([.E10])" office:value-type="float" office:value="0.870000000000001">
            <text:p>0,87</text:p>
          </table:table-cell>
          <table:table-cell/>
          <table:table-cell table:formula="oooc:=ABS([Daten.$Z$6] - [Daten.Z13])" office:value-type="float" office:value="1.80456807643756">
            <text:p>1,8</text:p>
          </table:table-cell>
          <table:table-cell table:number-columns-repeated="2"/>
          <table:table-cell table:formula="oooc:=SQRT([.N10]*[.N10]+[.O10]*[.O10]+[.P10]*[.P10])" office:value-type="float" office:value="2.21648370172216">
            <text:p>2,22</text:p>
          </table:table-cell>
          <table:table-cell table:formula="oooc:=[Daten.AD13]-[Daten.G13]" office:value-type="float" office:value="1.82">
            <text:p>1,82</text:p>
          </table:table-cell>
          <table:table-cell table:formula="oooc:=[Daten.AE13]-[Daten.H13]" office:value-type="float" office:value="-0.799999999999983">
            <text:p>-0,8</text:p>
          </table:table-cell>
          <table:table-cell table:style-name="ce14" table:formula="oooc:=[Daten.AF13]-[Daten.I13]" office:value-type="float" office:value="0.979999999999997">
            <text:p>0,98</text:p>
          </table:table-cell>
          <table:table-cell table:formula="oooc:=SQRT([.R10]*[.R10]+[.S10]*[.S10]+[.T10]*[.T10])" office:value-type="float" office:value="5.6770238681901">
            <text:p>5,68</text:p>
          </table:table-cell>
          <table:table-cell table:formula="oooc:=[Daten.AG13]-[Daten.J13]" office:value-type="float" office:value="4.59">
            <text:p>4,59</text:p>
          </table:table-cell>
          <table:table-cell table:formula="oooc:=[Daten.AH13]-[Daten.K13]" office:value-type="float" office:value="-2.54000000000002">
            <text:p>-2,54</text:p>
          </table:table-cell>
          <table:table-cell table:style-name="ce14" table:formula="oooc:=[Daten.L13]-[Daten.AI13]" office:value-type="float" office:value="2.17">
            <text:p>2,17</text:p>
          </table:table-cell>
          <table:table-cell table:formula="oooc:=SQRT([.V10]*[.V10]+[.W10]*[.W10]+[.X10]*[.X10])" office:value-type="float" office:value="10.3968312480294">
            <text:p>10,4</text:p>
          </table:table-cell>
          <table:table-cell table:formula="oooc:=[Daten.AJ13]-[Daten.P13]" office:value-type="float" office:value="5.36">
            <text:p>5,36</text:p>
          </table:table-cell>
          <table:table-cell table:formula="oooc:=[Daten.AK13]-[Daten.Q13]" office:value-type="float" office:value="-6.53">
            <text:p>-6,53</text:p>
          </table:table-cell>
          <table:table-cell table:style-name="ce14" table:formula="oooc:=[Daten.AL13]-[Daten.R13]" office:value-type="float" office:value="-6.06">
            <text:p>-6,06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Daten.$D$6]-[Daten.D14]" office:value-type="float" office:value="0.595300000000009">
            <text:p>0,6</text:p>
          </table:table-cell>
          <table:table-cell table:formula="oooc:=[Daten.$E$6]-[Daten.E14]" office:value-type="float" office:value="-0.249900000000004">
            <text:p>-0,25</text:p>
          </table:table-cell>
          <table:table-cell table:formula="oooc:=[Daten.$F$6]-[Daten.F14]" office:value-type="float" office:value="-0.920000000000002">
            <text:p>-0,92</text:p>
          </table:table-cell>
          <table:table-cell table:formula="oooc:=ABS([.C11])" office:value-type="float" office:value="0.595300000000009">
            <text:p>0,6</text:p>
          </table:table-cell>
          <table:table-cell table:formula="oooc:=ABS([.D11])" office:value-type="float" office:value="0.249900000000004">
            <text:p>0,25</text:p>
          </table:table-cell>
          <table:table-cell table:formula="oooc:=ABS([.E11])" office:value-type="float" office:value="0.920000000000002">
            <text:p>0,92</text:p>
          </table:table-cell>
          <table:table-cell/>
          <table:table-cell table:formula="oooc:=ABS([Daten.$Z$6] - [Daten.Z14])" office:value-type="float" office:value="0.798100514229656">
            <text:p>0,8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Daten.$D$6]-[Daten.D15]" office:value-type="float" office:value="0.460000000000008">
            <text:p>0,46</text:p>
          </table:table-cell>
          <table:table-cell table:formula="oooc:=[Daten.$E$6]-[Daten.E15]" office:value-type="float" office:value="-0.0399999999999991">
            <text:p>-0,04</text:p>
          </table:table-cell>
          <table:table-cell table:formula="oooc:=[Daten.$F$6]-[Daten.F15]" office:value-type="float" office:value="-1.44">
            <text:p>-1,44</text:p>
          </table:table-cell>
          <table:table-cell table:formula="oooc:=ABS([.C12])" office:value-type="float" office:value="0.460000000000008">
            <text:p>0,46</text:p>
          </table:table-cell>
          <table:table-cell table:formula="oooc:=ABS([.D12])" office:value-type="float" office:value="0.0399999999999991">
            <text:p>0,04</text:p>
          </table:table-cell>
          <table:table-cell table:formula="oooc:=ABS([.E12])" office:value-type="float" office:value="1.44">
            <text:p>1,44</text:p>
          </table:table-cell>
          <table:table-cell/>
          <table:table-cell table:formula="oooc:=ABS([Daten.$Z$6] - [Daten.Z15])" office:value-type="float" office:value="2.56170660654907">
            <text:p>2,56</text:p>
          </table:table-cell>
          <table:table-cell table:number-columns-repeated="2"/>
          <table:table-cell table:formula="oooc:=SQRT([.N12]*[.N12]+[.O12]*[.O12]+[.P12]*[.P12])" office:value-type="float" office:value="2.04951213707067">
            <text:p>2,05</text:p>
          </table:table-cell>
          <table:table-cell table:formula="oooc:=[Daten.AD15]-[Daten.G15]" office:value-type="float" office:value="0.199999999999999">
            <text:p>0,2</text:p>
          </table:table-cell>
          <table:table-cell table:formula="oooc:=[Daten.AE15]-[Daten.H15]" office:value-type="float" office:value="0.489999999999981">
            <text:p>0,49</text:p>
          </table:table-cell>
          <table:table-cell table:style-name="ce14" table:formula="oooc:=[Daten.AF15]-[Daten.I15]" office:value-type="float" office:value="-1.98">
            <text:p>-1,98</text:p>
          </table:table-cell>
          <table:table-cell table:formula="oooc:=SQRT([.R12]*[.R12]+[.S12]*[.S12]+[.T12]*[.T12])" office:value-type="float" office:value="3.68393811022933">
            <text:p>3,68</text:p>
          </table:table-cell>
          <table:table-cell table:formula="oooc:=[Daten.AG15]-[Daten.J15]" office:value-type="float" office:value="2.29">
            <text:p>2,29</text:p>
          </table:table-cell>
          <table:table-cell table:formula="oooc:=[Daten.AH15]-[Daten.K15]" office:value-type="float" office:value="-2.68000000000001">
            <text:p>-2,68</text:p>
          </table:table-cell>
          <table:table-cell table:style-name="ce14" table:formula="oooc:=[Daten.L15]-[Daten.AI15]" office:value-type="float" office:value="1.07">
            <text:p>1,07</text:p>
          </table:table-cell>
          <table:table-cell table:formula="oooc:=SQRT([.V12]*[.V12]+[.W12]*[.W12]+[.X12]*[.X12])" office:value-type="float" office:value="13.0403283700987">
            <text:p>13,04</text:p>
          </table:table-cell>
          <table:table-cell table:formula="oooc:=[Daten.AJ15]-[Daten.P15]" office:value-type="float" office:value="2.18">
            <text:p>2,18</text:p>
          </table:table-cell>
          <table:table-cell table:formula="oooc:=[Daten.AK15]-[Daten.Q15]" office:value-type="float" office:value="-9.142">
            <text:p>-9,14</text:p>
          </table:table-cell>
          <table:table-cell table:style-name="ce14" table:formula="oooc:=[Daten.AL15]-[Daten.R15]" office:value-type="float" office:value="-9.04">
            <text:p>-9,04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Daten.$D$6]-[Daten.D16]" office:value-type="float" office:value="1.36">
            <text:p>1,36</text:p>
          </table:table-cell>
          <table:table-cell table:formula="oooc:=[Daten.$E$6]-[Daten.E16]" office:value-type="float" office:value="-1.9081">
            <text:p>-1,91</text:p>
          </table:table-cell>
          <table:table-cell table:formula="oooc:=[Daten.$F$6]-[Daten.F16]" office:value-type="float" office:value="-1.21">
            <text:p>-1,21</text:p>
          </table:table-cell>
          <table:table-cell table:formula="oooc:=ABS([.C13])" office:value-type="float" office:value="1.36">
            <text:p>1,36</text:p>
          </table:table-cell>
          <table:table-cell table:formula="oooc:=ABS([.D13])" office:value-type="float" office:value="1.9081">
            <text:p>1,91</text:p>
          </table:table-cell>
          <table:table-cell table:formula="oooc:=ABS([.E13])" office:value-type="float" office:value="1.21">
            <text:p>1,21</text:p>
          </table:table-cell>
          <table:table-cell/>
          <table:table-cell table:formula="oooc:=ABS([Daten.$Z$6] - [Daten.Z16])" office:value-type="float" office:value="1.4065709994095">
            <text:p>1,41</text:p>
          </table:table-cell>
          <table:table-cell table:number-columns-repeated="2"/>
          <table:table-cell table:formula="oooc:=SQRT([.N13]*[.N13]+[.O13]*[.O13]+[.P13]*[.P13])" office:value-type="float" office:value="3.22057448291451">
            <text:p>3,22</text:p>
          </table:table-cell>
          <table:table-cell table:formula="oooc:=[Daten.AD16]-[Daten.G16]" office:value-type="float" office:value="2.16">
            <text:p>2,16</text:p>
          </table:table-cell>
          <table:table-cell table:formula="oooc:=[Daten.AE16]-[Daten.H16]" office:value-type="float" office:value="-2.11000000000001">
            <text:p>-2,11</text:p>
          </table:table-cell>
          <table:table-cell table:style-name="ce14" table:formula="oooc:=[Daten.AF16]-[Daten.I16]" office:value-type="float" office:value="1.12">
            <text:p>1,12</text:p>
          </table:table-cell>
          <table:table-cell table:formula="oooc:=SQRT([.R13]*[.R13]+[.S13]*[.S13]+[.T13]*[.T13])" office:value-type="float" office:value="7.09710504360756">
            <text:p>7,1</text:p>
          </table:table-cell>
          <table:table-cell table:formula="oooc:=[Daten.AG16]-[Daten.J16]" office:value-type="float" office:value="4.7">
            <text:p>4,7</text:p>
          </table:table-cell>
          <table:table-cell table:formula="oooc:=[Daten.AH16]-[Daten.K16]" office:value-type="float" office:value="-2.57999999999998">
            <text:p>-2,58</text:p>
          </table:table-cell>
          <table:table-cell table:style-name="ce14" table:formula="oooc:=[Daten.L16]-[Daten.AI16]" office:value-type="float" office:value="4.65">
            <text:p>4,65</text:p>
          </table:table-cell>
          <table:table-cell table:formula="oooc:=SQRT([.V13]*[.V13]+[.W13]*[.W13]+[.X13]*[.X13])" office:value-type="float" office:value="10.1668382499182">
            <text:p>10,17</text:p>
          </table:table-cell>
          <table:table-cell table:formula="oooc:=[Daten.AJ16]-[Daten.P16]" office:value-type="float" office:value="4.39">
            <text:p>4,39</text:p>
          </table:table-cell>
          <table:table-cell table:formula="oooc:=[Daten.AK16]-[Daten.Q16]" office:value-type="float" office:value="-5.55">
            <text:p>-5,55</text:p>
          </table:table-cell>
          <table:table-cell table:style-name="ce14" table:formula="oooc:=[Daten.AL16]-[Daten.R16]" office:value-type="float" office:value="-7.3">
            <text:p>-7,3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Daten.$D$6]-[Daten.D17]" office:value-type="float" office:value="2.85000000000001">
            <text:p>2,85</text:p>
          </table:table-cell>
          <table:table-cell table:formula="oooc:=[Daten.$E$6]-[Daten.E17]" office:value-type="float" office:value="-1.37">
            <text:p>-1,37</text:p>
          </table:table-cell>
          <table:table-cell table:formula="oooc:=[Daten.$F$6]-[Daten.F17]" office:value-type="float" office:value="-1.29">
            <text:p>-1,29</text:p>
          </table:table-cell>
          <table:table-cell table:formula="oooc:=ABS([.C14])" office:value-type="float" office:value="2.85000000000001">
            <text:p>2,85</text:p>
          </table:table-cell>
          <table:table-cell table:formula="oooc:=ABS([.D14])" office:value-type="float" office:value="1.37">
            <text:p>1,37</text:p>
          </table:table-cell>
          <table:table-cell table:formula="oooc:=ABS([.E14])" office:value-type="float" office:value="1.29">
            <text:p>1,29</text:p>
          </table:table-cell>
          <table:table-cell/>
          <table:table-cell table:formula="oooc:=ABS([Daten.$Z$6] - [Daten.Z17])" office:value-type="float" office:value="1.40694317762676">
            <text:p>1,41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Daten.$D$6]-[Daten.D18]" office:value-type="float" office:value="2.101">
            <text:p>2,1</text:p>
          </table:table-cell>
          <table:table-cell table:formula="oooc:=[Daten.$E$6]-[Daten.E18]" office:value-type="float" office:value="-1.62">
            <text:p>-1,62</text:p>
          </table:table-cell>
          <table:table-cell table:formula="oooc:=[Daten.$F$6]-[Daten.F18]" office:value-type="float" office:value="-0.963000000000001">
            <text:p>-0,96</text:p>
          </table:table-cell>
          <table:table-cell table:formula="oooc:=ABS([.C15])" office:value-type="float" office:value="2.101">
            <text:p>2,1</text:p>
          </table:table-cell>
          <table:table-cell table:formula="oooc:=ABS([.D15])" office:value-type="float" office:value="1.62">
            <text:p>1,62</text:p>
          </table:table-cell>
          <table:table-cell table:formula="oooc:=ABS([.E15])" office:value-type="float" office:value="0.963000000000001">
            <text:p>0,96</text:p>
          </table:table-cell>
          <table:table-cell/>
          <table:table-cell table:formula="oooc:=ABS([Daten.$Z$6] - [Daten.Z18])" office:value-type="float" office:value="1.39758185073779">
            <text:p>1,4</text:p>
          </table:table-cell>
          <table:table-cell table:number-columns-repeated="2"/>
          <table:table-cell table:formula="oooc:=SQRT([.N15]*[.N15]+[.O15]*[.O15]+[.P15]*[.P15])" office:value-type="float" office:value="5.11590656677778">
            <text:p>5,12</text:p>
          </table:table-cell>
          <table:table-cell table:formula="oooc:=[Daten.AD18]-[Daten.G18]" office:value-type="float" office:value="3.41">
            <text:p>3,41</text:p>
          </table:table-cell>
          <table:table-cell table:formula="oooc:=[Daten.AE18]-[Daten.H18]" office:value-type="float" office:value="-2.5">
            <text:p>-2,5</text:p>
          </table:table-cell>
          <table:table-cell table:style-name="ce14" table:formula="oooc:=[Daten.AF18]-[Daten.I18]" office:value-type="float" office:value="-2.88">
            <text:p>-2,88</text:p>
          </table:table-cell>
          <table:table-cell table:formula="oooc:=SQRT([.R15]*[.R15]+[.S15]*[.S15]+[.T15]*[.T15])" office:value-type="float" office:value="6.50438313754655">
            <text:p>6,5</text:p>
          </table:table-cell>
          <table:table-cell table:formula="oooc:=[Daten.AG18]-[Daten.J18]" office:value-type="float" office:value="3.75">
            <text:p>3,75</text:p>
          </table:table-cell>
          <table:table-cell table:formula="oooc:=[Daten.AH18]-[Daten.K18]" office:value-type="float" office:value="-4.38">
            <text:p>-4,38</text:p>
          </table:table-cell>
          <table:table-cell table:style-name="ce14" table:formula="oooc:=[Daten.L18]-[Daten.AI18]" office:value-type="float" office:value="3.01">
            <text:p>3,01</text:p>
          </table:table-cell>
          <table:table-cell table:formula="oooc:=SQRT([.V15]*[.V15]+[.W15]*[.W15]+[.X15]*[.X15])" office:value-type="float" office:value="11.7307957530595">
            <text:p>11,73</text:p>
          </table:table-cell>
          <table:table-cell table:formula="oooc:=[Daten.AJ18]-[Daten.P18]" office:value-type="float" office:value="3.98">
            <text:p>3,98</text:p>
          </table:table-cell>
          <table:table-cell table:formula="oooc:=[Daten.AK18]-[Daten.Q18]" office:value-type="float" office:value="-8.113">
            <text:p>-8,11</text:p>
          </table:table-cell>
          <table:table-cell table:style-name="ce14" table:formula="oooc:=[Daten.AL18]-[Daten.R18]" office:value-type="float" office:value="-7.48">
            <text:p>-7,48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Daten.$D$6]-[Daten.D19]" office:value-type="float" office:value="1.12">
            <text:p>1,12</text:p>
          </table:table-cell>
          <table:table-cell table:formula="oooc:=[Daten.$E$6]-[Daten.E19]" office:value-type="float" office:value="-0.980000000000004">
            <text:p>-0,98</text:p>
          </table:table-cell>
          <table:table-cell table:formula="oooc:=[Daten.$F$6]-[Daten.F19]" office:value-type="float" office:value="-0.34">
            <text:p>-0,34</text:p>
          </table:table-cell>
          <table:table-cell table:formula="oooc:=ABS([.C16])" office:value-type="float" office:value="1.12">
            <text:p>1,12</text:p>
          </table:table-cell>
          <table:table-cell table:formula="oooc:=ABS([.D16])" office:value-type="float" office:value="0.980000000000004">
            <text:p>0,98</text:p>
          </table:table-cell>
          <table:table-cell table:formula="oooc:=ABS([.E16])" office:value-type="float" office:value="0.34">
            <text:p>0,34</text:p>
          </table:table-cell>
          <table:table-cell/>
          <table:table-cell table:formula="oooc:=ABS([Daten.$Z$6] - [Daten.Z19])" office:value-type="float" office:value="0.602242693454524">
            <text:p>0,6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Daten.$D$6]-[Daten.D20]" office:value-type="float" office:value="-0.0499999999999972">
            <text:p>-0,05</text:p>
          </table:table-cell>
          <table:table-cell table:formula="oooc:=[Daten.$E$6]-[Daten.E20]" office:value-type="float" office:value="0.174599999999998">
            <text:p>0,17</text:p>
          </table:table-cell>
          <table:table-cell table:formula="oooc:=[Daten.$F$6]-[Daten.F20]" office:value-type="float" office:value="-1.81">
            <text:p>-1,81</text:p>
          </table:table-cell>
          <table:table-cell table:formula="oooc:=ABS([.C17])" office:value-type="float" office:value="0.0499999999999972">
            <text:p>0,05</text:p>
          </table:table-cell>
          <table:table-cell table:formula="oooc:=ABS([.D17])" office:value-type="float" office:value="0.174599999999998">
            <text:p>0,17</text:p>
          </table:table-cell>
          <table:table-cell table:formula="oooc:=ABS([.E17])" office:value-type="float" office:value="1.81">
            <text:p>1,81</text:p>
          </table:table-cell>
          <table:table-cell/>
          <table:table-cell table:formula="oooc:=ABS([Daten.$Z$6] - [Daten.Z20])" office:value-type="float" office:value="3.70503338450795">
            <text:p>3,71</text:p>
          </table:table-cell>
          <table:table-cell table:number-columns-repeated="2"/>
          <table:table-cell table:formula="oooc:=SQRT([.N17]*[.N17]+[.O17]*[.O17]+[.P17]*[.P17])" office:value-type="float" office:value="3.81282047833359">
            <text:p>3,81</text:p>
          </table:table-cell>
          <table:table-cell table:formula="oooc:=[Daten.AD20]-[Daten.G20]" office:value-type="float" office:value="3.6">
            <text:p>3,6</text:p>
          </table:table-cell>
          <table:table-cell table:formula="oooc:=[Daten.AE20]-[Daten.H20]" office:value-type="float" office:value="-1">
            <text:p>-1</text:p>
          </table:table-cell>
          <table:table-cell table:style-name="ce14" table:formula="oooc:=[Daten.AF20]-[Daten.I20]" office:value-type="float" office:value="-0.759999999999998">
            <text:p>-0,76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Daten.$D$6]-[Daten.D21]" office:value-type="float" office:value="0.799000000000007">
            <text:p>0,8</text:p>
          </table:table-cell>
          <table:table-cell table:formula="oooc:=[Daten.$E$6]-[Daten.E21]" office:value-type="float" office:value="-0.590000000000003">
            <text:p>-0,59</text:p>
          </table:table-cell>
          <table:table-cell table:formula="oooc:=[Daten.$F$6]-[Daten.F21]" office:value-type="float" office:value="-1.71">
            <text:p>-1,71</text:p>
          </table:table-cell>
          <table:table-cell table:formula="oooc:=ABS([.C18])" office:value-type="float" office:value="0.799000000000007">
            <text:p>0,8</text:p>
          </table:table-cell>
          <table:table-cell table:formula="oooc:=ABS([.D18])" office:value-type="float" office:value="0.590000000000003">
            <text:p>0,59</text:p>
          </table:table-cell>
          <table:table-cell table:formula="oooc:=ABS([.E18])" office:value-type="float" office:value="1.71">
            <text:p>1,71</text:p>
          </table:table-cell>
          <table:table-cell/>
          <table:table-cell table:formula="oooc:=ABS([Daten.$Z$6] - [Daten.Z21])" office:value-type="float" office:value="7.96822024802648">
            <text:p>7,97</text:p>
          </table:table-cell>
          <table:table-cell table:number-columns-repeated="2"/>
          <table:table-cell table:formula="oooc:=SQRT([.N18]*[.N18]+[.O18]*[.O18]+[.P18]*[.P18])" office:value-type="float" office:value="3.65006849250805">
            <text:p>3,65</text:p>
          </table:table-cell>
          <table:table-cell table:formula="oooc:=[Daten.AD21]-[Daten.G21]" office:value-type="float" office:value="2.21">
            <text:p>2,21</text:p>
          </table:table-cell>
          <table:table-cell table:formula="oooc:=[Daten.AE21]-[Daten.H21]" office:value-type="float" office:value="-0.169999999999987">
            <text:p>-0,17</text:p>
          </table:table-cell>
          <table:table-cell table:style-name="ce14" table:formula="oooc:=[Daten.AF21]-[Daten.I21]" office:value-type="float" office:value="-2.9">
            <text:p>-2,9</text:p>
          </table:table-cell>
          <table:table-cell table:formula="oooc:=SQRT([.R18]*[.R18]+[.S18]*[.S18]+[.T18]*[.T18])" office:value-type="float" office:value="4.31666537966519">
            <text:p>4,32</text:p>
          </table:table-cell>
          <table:table-cell table:formula="oooc:=[Daten.AG21]-[Daten.J21]" office:value-type="float" office:value="3.44">
            <text:p>3,44</text:p>
          </table:table-cell>
          <table:table-cell table:formula="oooc:=[Daten.AH21]-[Daten.K21]" office:value-type="float" office:value="-1.96000000000001">
            <text:p>-1,96</text:p>
          </table:table-cell>
          <table:table-cell table:style-name="ce14" table:formula="oooc:=[Daten.L21]-[Daten.AI21]" office:value-type="float" office:value="1.72">
            <text:p>1,72</text:p>
          </table:table-cell>
          <table:table-cell table:formula="oooc:=SQRT([.V18]*[.V18]+[.W18]*[.W18]+[.X18]*[.X18])" office:value-type="float" office:value="6.12981239517165">
            <text:p>6,13</text:p>
          </table:table-cell>
          <table:table-cell table:formula="oooc:=[Daten.AJ21]-[Daten.P21]" office:value-type="float" office:value="2.89">
            <text:p>2,89</text:p>
          </table:table-cell>
          <table:table-cell table:formula="oooc:=[Daten.AK21]-[Daten.Q21]" office:value-type="float" office:value="-4.47">
            <text:p>-4,47</text:p>
          </table:table-cell>
          <table:table-cell table:style-name="ce14" table:formula="oooc:=[Daten.AL21]-[Daten.R21]" office:value-type="float" office:value="-3.04">
            <text:p>-3,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Daten.$D$6]-[Daten.D22]" office:value-type="float" office:value="0.390000000000001">
            <text:p>0,39</text:p>
          </table:table-cell>
          <table:table-cell table:formula="oooc:=[Daten.$E$6]-[Daten.E22]" office:value-type="float" office:value="-0.300000000000004">
            <text:p>-0,3</text:p>
          </table:table-cell>
          <table:table-cell table:formula="oooc:=[Daten.$F$6]-[Daten.F22]" office:value-type="float" office:value="-0.710000000000001">
            <text:p>-0,71</text:p>
          </table:table-cell>
          <table:table-cell table:formula="oooc:=ABS([.C19])" office:value-type="float" office:value="0.390000000000001">
            <text:p>0,39</text:p>
          </table:table-cell>
          <table:table-cell table:formula="oooc:=ABS([.D19])" office:value-type="float" office:value="0.300000000000004">
            <text:p>0,3</text:p>
          </table:table-cell>
          <table:table-cell table:formula="oooc:=ABS([.E19])" office:value-type="float" office:value="0.710000000000001">
            <text:p>0,71</text:p>
          </table:table-cell>
          <table:table-cell/>
          <table:table-cell table:formula="oooc:=ABS([Daten.$Z$6] - [Daten.Z22])" office:value-type="float" office:value="4.20203494117042">
            <text:p>4,2</text:p>
          </table:table-cell>
          <table:table-cell table:number-columns-repeated="2"/>
          <table:table-cell table:formula="oooc:=SQRT([.N19]*[.N19]+[.O19]*[.O19]+[.P19]*[.P19])" office:value-type="float" office:value="3.40689007747535">
            <text:p>3,41</text:p>
          </table:table-cell>
          <table:table-cell table:formula="oooc:=[Daten.AD22]-[Daten.G22]" office:value-type="float" office:value="3.13">
            <text:p>3,13</text:p>
          </table:table-cell>
          <table:table-cell table:formula="oooc:=[Daten.AE22]-[Daten.H22]" office:value-type="float" office:value="-1">
            <text:p>-1</text:p>
          </table:table-cell>
          <table:table-cell table:style-name="ce14" table:formula="oooc:=[Daten.AF22]-[Daten.I22]" office:value-type="float" office:value="-0.900000000000006">
            <text:p>-0,9</text:p>
          </table:table-cell>
          <table:table-cell table:formula="oooc:=SQRT([.R19]*[.R19]+[.S19]*[.S19]+[.T19]*[.T19])" office:value-type="float" office:value="4.29185274677499">
            <text:p>4,29</text:p>
          </table:table-cell>
          <table:table-cell table:formula="oooc:=[Daten.AG22]-[Daten.J22]" office:value-type="float" office:value="1.6">
            <text:p>1,6</text:p>
          </table:table-cell>
          <table:table-cell table:formula="oooc:=[Daten.AH22]-[Daten.K22]" office:value-type="float" office:value="-2.5">
            <text:p>-2,5</text:p>
          </table:table-cell>
          <table:table-cell table:style-name="ce14" table:formula="oooc:=[Daten.L22]-[Daten.AI22]" office:value-type="float" office:value="3.1">
            <text:p>3,1</text:p>
          </table:table-cell>
          <table:table-cell table:formula="oooc:=SQRT([.V19]*[.V19]+[.W19]*[.W19]+[.X19]*[.X19])" office:value-type="float" office:value="12.084543847411">
            <text:p>12,08</text:p>
          </table:table-cell>
          <table:table-cell table:formula="oooc:=[Daten.AJ22]-[Daten.P22]" office:value-type="float" office:value="4.2">
            <text:p>4,2</text:p>
          </table:table-cell>
          <table:table-cell table:formula="oooc:=[Daten.AK22]-[Daten.Q22]" office:value-type="float" office:value="-10.01">
            <text:p>-10,01</text:p>
          </table:table-cell>
          <table:table-cell table:style-name="ce14" table:formula="oooc:=[Daten.AL22]-[Daten.R22]" office:value-type="float" office:value="-5.31">
            <text:p>-5,31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1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"/>
        </table:table-row>
        <table:table-row table:style-name="ro1">
          <table:table-cell/>
          <table:table-cell office:value-type="string">
            <text:p>Mean Deviation</text:p>
          </table:table-cell>
          <table:table-cell table:formula="oooc:=SUM([.C8:.C19]) / 12" office:value-type="float" office:value="1.41044166666667">
            <text:p>1,41</text:p>
          </table:table-cell>
          <table:table-cell table:formula="oooc:=SUM([.D8:.D19]) / 12" office:value-type="float" office:value="-0.823075000000003">
            <text:p>-0,82</text:p>
          </table:table-cell>
          <table:table-cell table:formula="oooc:=SUM([.E8:.E19]) / 12" office:value-type="float" office:value="-1.29125833333333">
            <text:p>-1,29</text:p>
          </table:table-cell>
          <table:table-cell table:formula="oooc:=SUM([.F8:.F19]) / 12" office:value-type="float" office:value="1.418775">
            <text:p>1,42</text:p>
          </table:table-cell>
          <table:table-cell table:formula="oooc:=SUM([.G8:.G19]) / 12" office:value-type="float" office:value="0.852175000000003">
            <text:p>0,85</text:p>
          </table:table-cell>
          <table:table-cell table:formula="oooc:=SUM([.H8:.H19]) / 12" office:value-type="float" office:value="1.29125833333333">
            <text:p>1,29</text:p>
          </table:table-cell>
          <table:table-cell/>
          <table:table-cell table:formula="oooc:=SUM([.J8:.J19]) / 12" office:value-type="float" office:value="2.36847943381702">
            <text:p>2,37</text:p>
          </table:table-cell>
          <table:table-cell table:number-columns-repeated="2"/>
          <table:table-cell table:style-name="ce12" table:formula="oooc:=(ABS([.M8])  + ABS([.M9])  + ABS([.M10]) + ABS([.M11]) + ABS([.M12]) + ABS([.M13]) + ABS([.M14]) + ABS([.M15]) + ABS([.M16]) + ABS([.M17]) + ABS([.M18]) + ABS([.M19]) )/ 8" office:value-type="float" office:value="3.1178400430122">
            <text:p>3,12</text:p>
          </table:table-cell>
          <table:table-cell table:style-name="ce12" table:formula="oooc:=(ABS([.N8])  + ABS([.N9])  + ABS([.N10]) + ABS([.N11]) + ABS([.N12]) + ABS([.N13]) + ABS([.N14]) + ABS([.N15]) + ABS([.N16]) + ABS([.N17]) + ABS([.N18]) + ABS([.N19]) )/ 8" office:value-type="float" office:value="2.225">
            <text:p>2,23</text:p>
          </table:table-cell>
          <table:table-cell table:style-name="ce12" table:formula="oooc:=(ABS([.O8])  + ABS([.O9])  + ABS([.O10]) + ABS([.O11]) + ABS([.O12]) + ABS([.O13]) + ABS([.O14]) + ABS([.O15]) + ABS([.O16]) + ABS([.O17]) + ABS([.O18]) + ABS([.O19]) )/ 8" office:value-type="float" office:value="1.04374999999999">
            <text:p>1,04</text:p>
          </table:table-cell>
          <table:table-cell table:style-name="ce15" table:formula="oooc:=(ABS([.P8])  + ABS([.P9])  + ABS([.P10]) + ABS([.P11]) + ABS([.P12]) + ABS([.P13]) + ABS([.P14]) + ABS([.P15]) + ABS([.P16]) + ABS([.P17]) + ABS([.P18]) + ABS([.P19]) )/ 8" office:value-type="float" office:value="1.525">
            <text:p>1,53</text:p>
          </table:table-cell>
          <table:table-cell table:style-name="ce12" table:formula="oooc:=(ABS([.Q8])  + ABS([.Q9])  + ABS([.Q10]) + ABS([.Q11]) + ABS([.Q12]) + ABS([.Q13]) + ABS([.Q14]) + ABS([.Q15]) + ABS([.Q16]) + ABS([.Q17]) + ABS([.Q18]) + ABS([.Q19]) )/ 8" office:value-type="float" office:value="5.40366751432742">
            <text:p>5,4</text:p>
          </table:table-cell>
          <table:table-cell table:style-name="ce12" table:formula="oooc:=(ABS([.R8])  + ABS([.R9])  + ABS([.R10]) + ABS([.R11]) + ABS([.R12]) + ABS([.R13]) + ABS([.R14]) + ABS([.R15]) + ABS([.R16]) + ABS([.R17]) + ABS([.R18]) + ABS([.R19]) )/ 8" office:value-type="float" office:value="3.69375">
            <text:p>3,69</text:p>
          </table:table-cell>
          <table:table-cell table:style-name="ce12" table:formula="oooc:=(ABS([.S8])  + ABS([.S9])  + ABS([.S10]) + ABS([.S11]) + ABS([.S12]) + ABS([.S13]) + ABS([.S14]) + ABS([.S15]) + ABS([.S16]) + ABS([.S17]) + ABS([.S18]) + ABS([.S19]) )/ 8" office:value-type="float" office:value="2.5675">
            <text:p>2,57</text:p>
          </table:table-cell>
          <table:table-cell table:style-name="ce15" table:formula="oooc:=(ABS([.T8])  + ABS([.T9])  + ABS([.T10]) + ABS([.T11]) + ABS([.T12]) + ABS([.T13]) + ABS([.T14]) + ABS([.T15]) + ABS([.T16]) + ABS([.T17]) + ABS([.T18]) + ABS([.T19]) )/ 8" office:value-type="float" office:value="2.68875">
            <text:p>2,69</text:p>
          </table:table-cell>
          <table:table-cell table:style-name="ce12" table:formula="oooc:=(ABS([.U8])  + ABS([.U9])  + ABS([.U10]) + ABS([.U11]) + ABS([.U12]) + ABS([.U13]) + ABS([.U14]) + ABS([.U15]) + ABS([.U16]) + ABS([.U17]) + ABS([.U18]) + ABS([.U19]) )/ 8" office:value-type="float" office:value="9.96628490482392">
            <text:p>9,97</text:p>
          </table:table-cell>
          <table:table-cell table:style-name="ce12" table:formula="oooc:=(ABS([.V8])  + ABS([.V9])  + ABS([.V10]) + ABS([.V11]) + ABS([.V12]) + ABS([.V13]) + ABS([.V14]) + ABS([.V15]) + ABS([.V16]) + ABS([.V17]) + ABS([.V18]) + ABS([.V19]) )/ 8" office:value-type="float" office:value="3.95">
            <text:p>3,95</text:p>
          </table:table-cell>
          <table:table-cell table:style-name="ce12" table:formula="oooc:=(ABS([.W8])  + ABS([.W9])  + ABS([.W10]) + ABS([.W11]) + ABS([.W12]) + ABS([.W13]) + ABS([.W14]) + ABS([.W15]) + ABS([.W16]) + ABS([.W17]) + ABS([.W18]) + ABS([.W19]) )/ 8" office:value-type="float" office:value="6.302875">
            <text:p>6,3</text:p>
          </table:table-cell>
          <table:table-cell table:style-name="ce15" table:formula="oooc:=(ABS([.X8])  + ABS([.X9])  + ABS([.X10]) + ABS([.X11]) + ABS([.X12]) + ABS([.X13]) + ABS([.X14]) + ABS([.X15]) + ABS([.X16]) + ABS([.X17]) + ABS([.X18]) + ABS([.X19]) )/ 8" office:value-type="float" office:value="6.2525">
            <text:p>6,25</text:p>
          </table:table-cell>
          <table:table-cell table:formula="oooc:=([.Q28]+[.U28]+[.Y28]) / 3" office:value-type="float" office:value="6.16259748738784">
            <text:p>6,16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string">
            <text:p>Standard Deviation</text:p>
          </table:table-cell>
          <table:table-cell table:number-columns-repeated="3"/>
          <table:table-cell table:style-name="ce9" table:formula="oooc:=STDEVP([.C8:.C19])" office:value-type="float" office:value="1.10431486109287">
            <text:p>1,10</text:p>
          </table:table-cell>
          <table:table-cell table:style-name="ce9" table:formula="oooc:=STDEVP([.D8:.D19])" office:value-type="float" office:value="0.70186906913493">
            <text:p>0,70</text:p>
          </table:table-cell>
          <table:table-cell table:style-name="ce10" table:formula="oooc:=STDEVP([.E8:.E19])" office:value-type="float" office:value="0.599211037473907">
            <text:p>0,60</text:p>
          </table:table-cell>
          <table:table-cell/>
          <table:table-cell table:style-name="ce11" table:formula="oooc:=STDEVP([.J8:.J19])" office:value-type="float" office:value="1.99167174808819">
            <text:p>1,99</text:p>
          </table:table-cell>
          <table:table-cell table:number-columns-repeated="2"/>
          <table:table-cell table:formula="oooc:=STDEVP([.M8:.M19])" office:value-type="float" office:value="1.38428125414225">
            <text:p>1,38</text:p>
          </table:table-cell>
          <table:table-cell table:formula="oooc:=STDEVP([.N8:.N19])" office:value-type="float" office:value="1.33171568537232">
            <text:p>1,33</text:p>
          </table:table-cell>
          <table:table-cell table:formula="oooc:=STDEVP([.O8:.O19])" office:value-type="float" office:value="0.920826252696091">
            <text:p>0,92</text:p>
          </table:table-cell>
          <table:table-cell table:style-name="ce14" table:formula="oooc:=STDEVP([.P8:.P19])" office:value-type="float" office:value="1.47511790698444">
            <text:p>1,48</text:p>
          </table:table-cell>
          <table:table-cell table:formula="oooc:=STDEVP([.Q8:.Q19])" office:value-type="float" office:value="1.50419493238161">
            <text:p>1,5</text:p>
          </table:table-cell>
          <table:table-cell table:formula="oooc:=STDEVP([.R8:.R19])" office:value-type="float" office:value="1.46701173734227">
            <text:p>1,47</text:p>
          </table:table-cell>
          <table:table-cell table:formula="oooc:=STDEVP([.S8:.S19])" office:value-type="float" office:value="1.40031916004888">
            <text:p>1,4</text:p>
          </table:table-cell>
          <table:table-cell table:style-name="ce14" table:formula="oooc:=STDEVP([.T8:.T19])" office:value-type="float" office:value="1.01758829469486">
            <text:p>1,02</text:p>
          </table:table-cell>
          <table:table-cell table:formula="oooc:=STDEVP([.U8:.U19])" office:value-type="float" office:value="2.2637373568678">
            <text:p>2,26</text:p>
          </table:table-cell>
          <table:table-cell table:formula="oooc:=STDEVP([.V8:.V19])" office:value-type="float" office:value="1.15469692993443">
            <text:p>1,15</text:p>
          </table:table-cell>
          <table:table-cell table:formula="oooc:=STDEVP([.W8:.W19])" office:value-type="float" office:value="2.42896240386199">
            <text:p>2,43</text:p>
          </table:table-cell>
          <table:table-cell table:style-name="ce14" table:formula="oooc:=STDEVP([.X8:.X19])" office:value-type="float" office:value="1.67202534370744">
            <text:p>1,67</text:p>
          </table:table-cell>
          <table:table-cell table:formula="oooc:=STDEVP([.M8:.M19];[.Q8:.Q19];[.U8:.U19])" office:value-type="float" office:value="3.45645569612851">
            <text:p>3,46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string">
            <text:p>Standard Error of mean</text:p>
          </table:table-cell>
          <table:table-cell table:number-columns-repeated="3"/>
          <table:table-cell table:formula="oooc:=[.F22]/SQRT(12)" office:value-type="float" office:value="0.318788241161035">
            <text:p>0,32</text:p>
          </table:table-cell>
          <table:table-cell table:formula="oooc:=[.G22]/SQRT(12)" office:value-type="float" office:value="0.202612148000462">
            <text:p>0,2</text:p>
          </table:table-cell>
          <table:table-cell table:formula="oooc:=[.H22]/SQRT(12)" office:value-type="float" office:value="0.172977326893478">
            <text:p>0,17</text:p>
          </table:table-cell>
          <table:table-cell/>
          <table:table-cell table:formula="oooc:=[.J22]/SQRT(12)" office:value-type="float" office:value="0.574946109948045">
            <text:p>0,57</text:p>
          </table:table-cell>
          <table:table-cell table:number-columns-repeated="2"/>
          <table:table-cell table:style-name="ce13" table:formula="oooc:=[.M22]/SQRT(8)" office:value-type="float" office:value="0.489417330936701">
            <text:p>0,49</text:p>
          </table:table-cell>
          <table:table-cell table:style-name="ce13" table:formula="oooc:=[.N22]/SQRT(8)" office:value-type="float" office:value="0.470832595869629">
            <text:p>0,47</text:p>
          </table:table-cell>
          <table:table-cell table:style-name="ce13" table:formula="oooc:=[.O22]/SQRT(8)" office:value-type="float" office:value="0.325561243788002">
            <text:p>0,33</text:p>
          </table:table-cell>
          <table:table-cell table:style-name="ce16" table:formula="oooc:=[.P22]/SQRT(8)" office:value-type="float" office:value="0.521532937539204">
            <text:p>0,52</text:p>
          </table:table-cell>
          <table:table-cell table:style-name="ce13" table:formula="oooc:=[.Q22]/SQRT(8)" office:value-type="float" office:value="0.531813218456739">
            <text:p>0,53</text:p>
          </table:table-cell>
          <table:table-cell table:style-name="ce13" table:formula="oooc:=[.R22]/SQRT(8)" office:value-type="float" office:value="0.51866697377749">
            <text:p>0,52</text:p>
          </table:table-cell>
          <table:table-cell table:style-name="ce13" table:formula="oooc:=[.S22]/SQRT(8)" office:value-type="float" office:value="0.495087586948006">
            <text:p>0,5</text:p>
          </table:table-cell>
          <table:table-cell table:style-name="ce16" table:formula="oooc:=[.T22]/SQRT(8)" office:value-type="float" office:value="0.359771791817396">
            <text:p>0,36</text:p>
          </table:table-cell>
          <table:table-cell table:style-name="ce13" table:formula="oooc:=[.U22]/SQRT(8)" office:value-type="float" office:value="0.800352017933265">
            <text:p>0,8</text:p>
          </table:table-cell>
          <table:table-cell table:style-name="ce13" table:formula="oooc:=[.V22]/SQRT(8)" office:value-type="float" office:value="0.408247014685962">
            <text:p>0,41</text:p>
          </table:table-cell>
          <table:table-cell table:style-name="ce13" table:formula="oooc:=[.W22]/SQRT(8)" office:value-type="float" office:value="0.858767893508994">
            <text:p>0,86</text:p>
          </table:table-cell>
          <table:table-cell table:style-name="ce16" table:formula="oooc:=[.X22]/SQRT(8)" office:value-type="float" office:value="0.591150229425651">
            <text:p>0,59</text:p>
          </table:table-cell>
          <table:table-cell table:formula="oooc:=[.Y22]/SQRT(24)" office:value-type="float" office:value="0.705546064504273">
            <text:p>0,7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>
            <text:p>Fiducial 1</text:p>
          </table:table-cell>
          <table:table-cell table:number-columns-repeated="2"/>
          <table:table-cell/>
          <table:table-cell office:value-type="string">
            <text:p>Fiducial 2</text:p>
          </table:table-cell>
          <table:table-cell table:number-columns-repeated="3"/>
          <table:table-cell office:value-type="string">
            <text:p>Fiducial 3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x</text:p>
          </table:table-cell>
          <table:table-cell table:formula="oooc:=[.N21]" office:value-type="float" office:value="2.225">
            <text:p>2,23</text:p>
          </table:table-cell>
          <table:table-cell table:number-columns-repeated="3"/>
          <table:table-cell table:formula="oooc:=[.R21]" office:value-type="float" office:value="3.69375">
            <text:p>3,69</text:p>
          </table:table-cell>
          <table:table-cell table:number-columns-repeated="3"/>
          <table:table-cell table:formula="oooc:=[.V21]" office:value-type="float" office:value="3.95">
            <text:p>3,9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y</text:p>
          </table:table-cell>
          <table:table-cell/>
          <table:table-cell table:formula="oooc:=[.O21]" office:value-type="float" office:value="1.04374999999999">
            <text:p>1,04</text:p>
          </table:table-cell>
          <table:table-cell table:number-columns-repeated="3"/>
          <table:table-cell table:formula="oooc:=[.S21]" office:value-type="float" office:value="2.5675">
            <text:p>2,57</text:p>
          </table:table-cell>
          <table:table-cell table:number-columns-repeated="3"/>
          <table:table-cell table:formula="oooc:=[.W21]" office:value-type="float" office:value="6.302875">
            <text:p>6,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Width</text:p>
          </table:table-cell>
          <table:table-cell table:formula="oooc:=[.F21]" office:value-type="float" office:value="1.418775">
            <text:p>1,42</text:p>
          </table:table-cell>
          <table:table-cell table:number-columns-repeated="8"/>
          <table:table-cell office:value-type="string">
            <text:p>z</text:p>
          </table:table-cell>
          <table:table-cell table:number-columns-repeated="2"/>
          <table:table-cell table:formula="oooc:=[.P21]" office:value-type="float" office:value="1.525">
            <text:p>1,53</text:p>
          </table:table-cell>
          <table:table-cell table:number-columns-repeated="3"/>
          <table:table-cell table:formula="oooc:=[.T21]" office:value-type="float" office:value="2.68875">
            <text:p>2,69</text:p>
          </table:table-cell>
          <table:table-cell table:number-columns-repeated="3"/>
          <table:table-cell table:formula="oooc:=[.X21]" office:value-type="float" office:value="6.2525">
            <text:p>6,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eight</text:p>
          </table:table-cell>
          <table:table-cell/>
          <table:table-cell table:formula="oooc:=-1*[.G21]" office:value-type="float" office:value="-0.852175000000003">
            <text:p>-0,85</text:p>
          </table:table-cell>
          <table:table-cell table:number-columns-repeated="7"/>
          <table:table-cell office:value-type="string">
            <text:p>Total</text:p>
          </table:table-cell>
          <table:table-cell table:number-columns-repeated="3"/>
          <table:table-cell table:formula="oooc:=[.M21]" office:value-type="float" office:value="3.1178400430122">
            <text:p>3,12</text:p>
          </table:table-cell>
          <table:table-cell table:number-columns-repeated="3"/>
          <table:table-cell table:formula="oooc:=[.Q21]" office:value-type="float" office:value="5.40366751432742">
            <text:p>5,4</text:p>
          </table:table-cell>
          <table:table-cell table:number-columns-repeated="3"/>
          <table:table-cell table:formula="oooc:=[.U21]" office:value-type="float" office:value="9.96628490482392">
            <text:p>9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epth</text:p>
          </table:table-cell>
          <table:table-cell table:number-columns-repeated="2"/>
          <table:table-cell table:formula="oooc:=-1 * [.H21]" office:value-type="float" office:value="-1.29125833333333">
            <text:p>-1,29</text:p>
          </table:table-cell>
          <table:table-cell table:number-columns-repeated="27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table:number-columns-repeated="7"/>
          <table:table-cell>
            <draw:frame table:end-cell-address="Accuracy.J56" table:end-x="0.976cm" table:end-y="0.369cm" draw:z-index="1" draw:style-name="gr1" svg:width="5.482cm" svg:height="5.604cm" svg:x="0.01cm" svg:y="0.293cm">
              <draw:object draw:notify-on-update-of-ranges="Accuracy.C27:Accuracy.C29 Accuracy.D27:Accuracy.D29 Accuracy.E27:Accuracy.E29 Accuracy.F27:Accuracy.F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Accuracy.N56" table:end-x="1.836cm" table:end-y="0.339cm" draw:z-index="0" draw:style-name="gr1" svg:width="9.94cm" svg:height="5.6cm" svg:x="0.928cm" svg:y="0.267cm">
              <draw:object draw:notify-on-update-of-ranges="Accuracy.M25:Accuracy.M28 Accuracy.N24:Accuracy.N24 Accuracy.N25:Accuracy.N28 Accuracy.O24:Accuracy.O24 Accuracy.O25:Accuracy.O28 Accuracy.P24:Accuracy.P24 Accuracy.P25:Accuracy.P28 Accuracy.Q25:Accuracy.Q28 Accuracy.R24:Accuracy.R24 Accuracy.R25:Accuracy.R28 Accuracy.S25:Accuracy.S28 Accuracy.T25:Accuracy.T28 Accuracy.U25:Accuracy.U28 Accuracy.V25:Accuracy.V28 Accuracy.W25:Accuracy.W28 Accuracy.X25:Accuracy.X28 Accuracy.Y25:Accuracy.Y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3"/>
        </table:table-row>
      </table:table>
      <table:table table:name="Performance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Performanc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ean FPS</text:p>
          </table:table-cell>
          <table:table-cell office:value-type="string">
            <text:p>Mean Dimens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olumesize</text:p>
          </table:table-cell>
          <table:table-cell table:number-columns-repeated="2"/>
        </table:table-row>
        <table:table-row table:style-name="ro1">
          <table:table-cell/>
          <table:table-cell table:formula="oooc:=[Daten.AP21]" office:value-type="float" office:value="18.42">
            <text:p>18,42</text:p>
          </table:table-cell>
          <table:table-cell table:formula="oooc:=[Daten.AQ21]" office:value-type="float" office:value="45">
            <text:p>45</text:p>
          </table:table-cell>
          <table:table-cell table:formula="oooc:=[Daten.AR21]" office:value-type="float" office:value="98">
            <text:p>98</text:p>
          </table:table-cell>
          <table:table-cell table:formula="oooc:=[Daten.AS21]" office:value-type="float" office:value="56">
            <text:p>56</text:p>
          </table:table-cell>
          <table:table-cell table:formula="oooc:=[.E5]*[.D5]*[.C5]" office:value-type="float" office:value="246960">
            <text:p>246960</text:p>
          </table:table-cell>
          <table:table-cell table:number-columns-repeated="2"/>
        </table:table-row>
        <table:table-row table:style-name="ro1">
          <table:table-cell/>
          <table:table-cell table:formula="oooc:=[Daten.AP22]" office:value-type="float" office:value="17.76">
            <text:p>17,76</text:p>
          </table:table-cell>
          <table:table-cell table:formula="oooc:=[Daten.AQ22]" office:value-type="float" office:value="47">
            <text:p>47</text:p>
          </table:table-cell>
          <table:table-cell table:formula="oooc:=[Daten.AR22]" office:value-type="float" office:value="104">
            <text:p>104</text:p>
          </table:table-cell>
          <table:table-cell table:formula="oooc:=[Daten.AS22]" office:value-type="float" office:value="79">
            <text:p>79</text:p>
          </table:table-cell>
          <table:table-cell table:formula="oooc:=[.E6]*[.D6]*[.C6]" office:value-type="float" office:value="386152">
            <text:p>386152</text:p>
          </table:table-cell>
          <table:table-cell table:number-columns-repeated="2"/>
        </table:table-row>
        <table:table-row table:style-name="ro1">
          <table:table-cell/>
          <table:table-cell table:formula="oooc:=[Daten.AP20]" office:value-type="float" office:value="14.45">
            <text:p>14,45</text:p>
          </table:table-cell>
          <table:table-cell table:formula="oooc:=[Daten.AQ20]" office:value-type="float" office:value="49">
            <text:p>49</text:p>
          </table:table-cell>
          <table:table-cell table:formula="oooc:=[Daten.AR20]" office:value-type="float" office:value="101">
            <text:p>101</text:p>
          </table:table-cell>
          <table:table-cell table:formula="oooc:=[Daten.AS20]" office:value-type="float" office:value="95">
            <text:p>95</text:p>
          </table:table-cell>
          <table:table-cell table:formula="oooc:=[.E7]*[.D7]*[.C7]" office:value-type="float" office:value="470155">
            <text:p>470155</text:p>
          </table:table-cell>
          <table:table-cell table:number-columns-repeated="2"/>
        </table:table-row>
        <table:table-row table:style-name="ro1">
          <table:table-cell/>
          <table:table-cell table:formula="oooc:=[Daten.AP14]" office:value-type="float" office:value="16.36">
            <text:p>16,36</text:p>
          </table:table-cell>
          <table:table-cell table:formula="oooc:=[Daten.AQ14]" office:value-type="float" office:value="42">
            <text:p>42</text:p>
          </table:table-cell>
          <table:table-cell table:formula="oooc:=[Daten.AR14]" office:value-type="float" office:value="103">
            <text:p>103</text:p>
          </table:table-cell>
          <table:table-cell table:formula="oooc:=[Daten.AS14]" office:value-type="float" office:value="111">
            <text:p>111</text:p>
          </table:table-cell>
          <table:table-cell table:formula="oooc:=[.E8]*[.D8]*[.C8]" office:value-type="float" office:value="480186">
            <text:p>480186</text:p>
          </table:table-cell>
          <table:table-cell table:number-columns-repeated="2"/>
        </table:table-row>
        <table:table-row table:style-name="ro1">
          <table:table-cell/>
          <table:table-cell table:formula="oooc:=[Daten.AP15]" office:value-type="float" office:value="29.87">
            <text:p>29,87</text:p>
          </table:table-cell>
          <table:table-cell table:formula="oooc:=[Daten.AQ15]" office:value-type="float" office:value="52">
            <text:p>52</text:p>
          </table:table-cell>
          <table:table-cell table:formula="oooc:=[Daten.AR15]" office:value-type="float" office:value="101">
            <text:p>101</text:p>
          </table:table-cell>
          <table:table-cell table:formula="oooc:=[Daten.AS15]" office:value-type="float" office:value="99">
            <text:p>99</text:p>
          </table:table-cell>
          <table:table-cell table:formula="oooc:=[.E9]*[.D9]*[.C9]" office:value-type="float" office:value="519948">
            <text:p>519948</text:p>
          </table:table-cell>
          <table:table-cell table:number-columns-repeated="2"/>
        </table:table-row>
        <table:table-row table:style-name="ro1">
          <table:table-cell/>
          <table:table-cell table:formula="oooc:=[Daten.AP12]" office:value-type="float" office:value="14.74">
            <text:p>14,74</text:p>
          </table:table-cell>
          <table:table-cell table:formula="oooc:=[Daten.AQ12]" office:value-type="float" office:value="50">
            <text:p>50</text:p>
          </table:table-cell>
          <table:table-cell table:formula="oooc:=[Daten.AR12]" office:value-type="float" office:value="102">
            <text:p>102</text:p>
          </table:table-cell>
          <table:table-cell table:formula="oooc:=[Daten.AS12]" office:value-type="float" office:value="106">
            <text:p>106</text:p>
          </table:table-cell>
          <table:table-cell table:formula="oooc:=[.E10]*[.D10]*[.C10]" office:value-type="float" office:value="540600">
            <text:p>540600</text:p>
          </table:table-cell>
          <table:table-cell table:number-columns-repeated="2"/>
        </table:table-row>
        <table:table-row table:style-name="ro1">
          <table:table-cell/>
          <table:table-cell table:formula="oooc:=[Daten.AP13]" office:value-type="float" office:value="15.37">
            <text:p>15,37</text:p>
          </table:table-cell>
          <table:table-cell table:formula="oooc:=[Daten.AQ13]" office:value-type="float" office:value="70">
            <text:p>70</text:p>
          </table:table-cell>
          <table:table-cell table:formula="oooc:=[Daten.AR13]" office:value-type="float" office:value="103">
            <text:p>103</text:p>
          </table:table-cell>
          <table:table-cell table:formula="oooc:=[Daten.AS13]" office:value-type="float" office:value="153">
            <text:p>153</text:p>
          </table:table-cell>
          <table:table-cell table:formula="oooc:=[.E11]*[.D11]*[.C11]" office:value-type="float" office:value="1103130">
            <text:p>1103130</text:p>
          </table:table-cell>
          <table:table-cell table:number-columns-repeated="2"/>
        </table:table-row>
        <table:table-row table:style-name="ro1">
          <table:table-cell/>
          <table:table-cell table:formula="oooc:=[Daten.AP17]" office:value-type="float" office:value="13.28">
            <text:p>13,28</text:p>
          </table:table-cell>
          <table:table-cell table:formula="oooc:=[Daten.AQ17]" office:value-type="float" office:value="91">
            <text:p>91</text:p>
          </table:table-cell>
          <table:table-cell table:formula="oooc:=[Daten.AR17]" office:value-type="float" office:value="108">
            <text:p>108</text:p>
          </table:table-cell>
          <table:table-cell table:formula="oooc:=[Daten.AS17]" office:value-type="float" office:value="194">
            <text:p>194</text:p>
          </table:table-cell>
          <table:table-cell table:formula="oooc:=[.E12]*[.D12]*[.C12]" office:value-type="float" office:value="1906632">
            <text:p>1906632</text:p>
          </table:table-cell>
          <table:table-cell table:number-columns-repeated="2"/>
        </table:table-row>
        <table:table-row table:style-name="ro1">
          <table:table-cell/>
          <table:table-cell table:formula="oooc:=[Daten.AP40]" office:value-type="float" office:value="30.05">
            <text:p>30,05</text:p>
          </table:table-cell>
          <table:table-cell table:formula="oooc:=[Daten.AQ40]" office:value-type="float" office:value="128">
            <text:p>128</text:p>
          </table:table-cell>
          <table:table-cell table:formula="oooc:=[Daten.AR40]" office:value-type="float" office:value="128">
            <text:p>128</text:p>
          </table:table-cell>
          <table:table-cell table:formula="oooc:=[Daten.AS40]" office:value-type="float" office:value="128">
            <text:p>128</text:p>
          </table:table-cell>
          <table:table-cell table:formula="oooc:=[.E13]*[.D13]*[.C13]" office:value-type="float" office:value="2097152">
            <text:p>2097152</text:p>
          </table:table-cell>
          <table:table-cell table:number-columns-repeated="2"/>
        </table:table-row>
        <table:table-row table:style-name="ro1">
          <table:table-cell/>
          <table:table-cell table:formula="oooc:=[Daten.AP39]" office:value-type="float" office:value="30.07">
            <text:p>30,07</text:p>
          </table:table-cell>
          <table:table-cell table:formula="oooc:=[Daten.AQ39]" office:value-type="float" office:value="128">
            <text:p>128</text:p>
          </table:table-cell>
          <table:table-cell table:formula="oooc:=[Daten.AR39]" office:value-type="float" office:value="128">
            <text:p>128</text:p>
          </table:table-cell>
          <table:table-cell table:formula="oooc:=[Daten.AS39]" office:value-type="float" office:value="128">
            <text:p>128</text:p>
          </table:table-cell>
          <table:table-cell table:formula="oooc:=[.E14]*[.D14]*[.C14]" office:value-type="float" office:value="2097152">
            <text:p>2097152</text:p>
          </table:table-cell>
          <table:table-cell table:number-columns-repeated="2"/>
        </table:table-row>
        <table:table-row table:style-name="ro1">
          <table:table-cell/>
          <table:table-cell table:formula="oooc:=[Daten.AP38]" office:value-type="float" office:value="30.14">
            <text:p>30,14</text:p>
          </table:table-cell>
          <table:table-cell table:formula="oooc:=[Daten.AQ38]" office:value-type="float" office:value="129">
            <text:p>129</text:p>
          </table:table-cell>
          <table:table-cell table:formula="oooc:=[Daten.AR38]" office:value-type="float" office:value="129">
            <text:p>129</text:p>
          </table:table-cell>
          <table:table-cell table:formula="oooc:=[Daten.AS38]" office:value-type="float" office:value="129">
            <text:p>129</text:p>
          </table:table-cell>
          <table:table-cell table:formula="oooc:=[.E15]*[.D15]*[.C15]" office:value-type="float" office:value="2146689">
            <text:p>2146689</text:p>
          </table:table-cell>
          <table:table-cell table:number-columns-repeated="2"/>
        </table:table-row>
        <table:table-row table:style-name="ro1">
          <table:table-cell/>
          <table:table-cell table:formula="oooc:=[Daten.AP16]" office:value-type="float" office:value="15.94">
            <text:p>15,94</text:p>
          </table:table-cell>
          <table:table-cell table:formula="oooc:=[Daten.AQ16]" office:value-type="float" office:value="97">
            <text:p>97</text:p>
          </table:table-cell>
          <table:table-cell table:formula="oooc:=[Daten.AR16]" office:value-type="float" office:value="112">
            <text:p>112</text:p>
          </table:table-cell>
          <table:table-cell table:formula="oooc:=[Daten.AS16]" office:value-type="float" office:value="204">
            <text:p>204</text:p>
          </table:table-cell>
          <table:table-cell table:formula="oooc:=[.E16]*[.D16]*[.C16]" office:value-type="float" office:value="2216256">
            <text:p>2216256</text:p>
          </table:table-cell>
          <table:table-cell table:number-columns-repeated="2"/>
        </table:table-row>
        <table:table-row table:style-name="ro1">
          <table:table-cell/>
          <table:table-cell table:formula="oooc:=[Daten.AP11]" office:value-type="float" office:value="14.4717">
            <text:p>14,47</text:p>
          </table:table-cell>
          <table:table-cell table:formula="oooc:=[Daten.AQ11]" office:value-type="float" office:value="97">
            <text:p>97</text:p>
          </table:table-cell>
          <table:table-cell table:formula="oooc:=[Daten.AR11]" office:value-type="float" office:value="117">
            <text:p>117</text:p>
          </table:table-cell>
          <table:table-cell table:formula="oooc:=[Daten.AS11]" office:value-type="float" office:value="197">
            <text:p>197</text:p>
          </table:table-cell>
          <table:table-cell table:formula="oooc:=[.E17]*[.D17]*[.C17]" office:value-type="float" office:value="2235753">
            <text:p>2235753</text:p>
          </table:table-cell>
          <table:table-cell table:number-columns-repeated="2"/>
        </table:table-row>
        <table:table-row table:style-name="ro1">
          <table:table-cell/>
          <table:table-cell table:formula="oooc:=[Daten.AP28]" office:value-type="float" office:value="29.77">
            <text:p>29,77</text:p>
          </table:table-cell>
          <table:table-cell table:formula="oooc:=[Daten.AQ28]" office:value-type="float" office:value="201">
            <text:p>201</text:p>
          </table:table-cell>
          <table:table-cell table:formula="oooc:=[Daten.AR28]" office:value-type="float" office:value="201">
            <text:p>201</text:p>
          </table:table-cell>
          <table:table-cell table:formula="oooc:=[Daten.AS28]" office:value-type="float" office:value="201">
            <text:p>201</text:p>
          </table:table-cell>
          <table:table-cell table:formula="oooc:=[.E18]*[.D18]*[.C18]" office:value-type="float" office:value="8120601">
            <text:p>8120601</text:p>
          </table:table-cell>
          <table:table-cell table:number-columns-repeated="2"/>
        </table:table-row>
        <table:table-row table:style-name="ro1">
          <table:table-cell/>
          <table:table-cell table:formula="oooc:=[Daten.AP27]" office:value-type="float" office:value="29.86">
            <text:p>29,86</text:p>
          </table:table-cell>
          <table:table-cell table:formula="oooc:=[Daten.AQ27]" office:value-type="float" office:value="201">
            <text:p>201</text:p>
          </table:table-cell>
          <table:table-cell table:formula="oooc:=[Daten.AR27]" office:value-type="float" office:value="201">
            <text:p>201</text:p>
          </table:table-cell>
          <table:table-cell table:formula="oooc:=[Daten.AS27]" office:value-type="float" office:value="201">
            <text:p>201</text:p>
          </table:table-cell>
          <table:table-cell table:formula="oooc:=[.E19]*[.D19]*[.C19]" office:value-type="float" office:value="8120601">
            <text:p>8120601</text:p>
          </table:table-cell>
          <table:table-cell table:number-columns-repeated="2"/>
        </table:table-row>
        <table:table-row table:style-name="ro1">
          <table:table-cell/>
          <table:table-cell table:formula="oooc:=[Daten.AP23]" office:value-type="float" office:value="27.7547">
            <text:p>27,75</text:p>
          </table:table-cell>
          <table:table-cell table:formula="oooc:=[Daten.AQ23]" office:value-type="float" office:value="209">
            <text:p>209</text:p>
          </table:table-cell>
          <table:table-cell table:formula="oooc:=[Daten.AR23]" office:value-type="float" office:value="204">
            <text:p>204</text:p>
          </table:table-cell>
          <table:table-cell table:formula="oooc:=[Daten.AS23]" office:value-type="float" office:value="209">
            <text:p>209</text:p>
          </table:table-cell>
          <table:table-cell table:formula="oooc:=[.E20]*[.D20]*[.C20]" office:value-type="float" office:value="8910924">
            <text:p>8910924</text:p>
          </table:table-cell>
          <table:table-cell table:number-columns-repeated="2"/>
        </table:table-row>
        <table:table-row table:style-name="ro1">
          <table:table-cell/>
          <table:table-cell table:formula="oooc:=[Daten.AP37]" office:value-type="float" office:value="16.14">
            <text:p>16,14</text:p>
          </table:table-cell>
          <table:table-cell table:formula="oooc:=[Daten.AQ37]" office:value-type="float" office:value="256">
            <text:p>256</text:p>
          </table:table-cell>
          <table:table-cell table:formula="oooc:=[Daten.AR37]" office:value-type="float" office:value="256">
            <text:p>256</text:p>
          </table:table-cell>
          <table:table-cell table:formula="oooc:=[Daten.AS37]" office:value-type="float" office:value="256">
            <text:p>256</text:p>
          </table:table-cell>
          <table:table-cell table:formula="oooc:=[.E21]*[.D21]*[.C21]" office:value-type="float" office:value="16777216">
            <text:p>16777216</text:p>
          </table:table-cell>
          <table:table-cell table:number-columns-repeated="2"/>
        </table:table-row>
        <table:table-row table:style-name="ro1">
          <table:table-cell/>
          <table:table-cell table:formula="oooc:=[Daten.AP36]" office:value-type="float" office:value="15.58">
            <text:p>15,58</text:p>
          </table:table-cell>
          <table:table-cell table:formula="oooc:=[Daten.AQ36]" office:value-type="float" office:value="256">
            <text:p>256</text:p>
          </table:table-cell>
          <table:table-cell table:formula="oooc:=[Daten.AR36]" office:value-type="float" office:value="256">
            <text:p>256</text:p>
          </table:table-cell>
          <table:table-cell table:formula="oooc:=[Daten.AS36]" office:value-type="float" office:value="256">
            <text:p>256</text:p>
          </table:table-cell>
          <table:table-cell table:formula="oooc:=[.E22]*[.D22]*[.C22]" office:value-type="float" office:value="16777216">
            <text:p>16777216</text:p>
          </table:table-cell>
          <table:table-cell table:number-columns-repeated="2"/>
        </table:table-row>
        <table:table-row table:style-name="ro1">
          <table:table-cell/>
          <table:table-cell table:formula="oooc:=[Daten.AP35]" office:value-type="float" office:value="15.7">
            <text:p>15,7</text:p>
          </table:table-cell>
          <table:table-cell table:formula="oooc:=[Daten.AQ35]" office:value-type="float" office:value="256">
            <text:p>256</text:p>
          </table:table-cell>
          <table:table-cell table:formula="oooc:=[Daten.AR35]" office:value-type="float" office:value="256">
            <text:p>256</text:p>
          </table:table-cell>
          <table:table-cell table:formula="oooc:=[Daten.AS35]" office:value-type="float" office:value="256">
            <text:p>256</text:p>
          </table:table-cell>
          <table:table-cell table:formula="oooc:=[.E23]*[.D23]*[.C23]" office:value-type="float" office:value="16777216">
            <text:p>16777216</text:p>
          </table:table-cell>
          <table:table-cell table:number-columns-repeated="2"/>
        </table:table-row>
        <table:table-row table:style-name="ro1">
          <table:table-cell/>
          <table:table-cell table:formula="oooc:=[Daten.AP26]" office:value-type="float" office:value="9.41">
            <text:p>9,41</text:p>
          </table:table-cell>
          <table:table-cell table:formula="oooc:=[Daten.AQ26]" office:value-type="float" office:value="301">
            <text:p>301</text:p>
          </table:table-cell>
          <table:table-cell table:formula="oooc:=[Daten.AR26]" office:value-type="float" office:value="301">
            <text:p>301</text:p>
          </table:table-cell>
          <table:table-cell table:formula="oooc:=[Daten.AS26]" office:value-type="float" office:value="301">
            <text:p>301</text:p>
          </table:table-cell>
          <table:table-cell table:formula="oooc:=[.E24]*[.D24]*[.C24]" office:value-type="float" office:value="27270901">
            <text:p>27270901</text:p>
          </table:table-cell>
          <table:table-cell table:number-columns-repeated="2"/>
        </table:table-row>
        <table:table-row table:style-name="ro1">
          <table:table-cell/>
          <table:table-cell table:formula="oooc:=[Daten.AP24]" office:value-type="float" office:value="9.64">
            <text:p>9,64</text:p>
          </table:table-cell>
          <table:table-cell table:formula="oooc:=[Daten.AQ24]" office:value-type="float" office:value="301">
            <text:p>301</text:p>
          </table:table-cell>
          <table:table-cell table:formula="oooc:=[Daten.AR24]" office:value-type="float" office:value="301">
            <text:p>301</text:p>
          </table:table-cell>
          <table:table-cell table:formula="oooc:=[Daten.AS24]" office:value-type="float" office:value="301">
            <text:p>301</text:p>
          </table:table-cell>
          <table:table-cell table:formula="oooc:=[.E25]*[.D25]*[.C25]" office:value-type="float" office:value="27270901">
            <text:p>27270901</text:p>
          </table:table-cell>
          <table:table-cell table:number-columns-repeated="2"/>
        </table:table-row>
        <table:table-row table:style-name="ro1">
          <table:table-cell/>
          <table:table-cell table:formula="oooc:=[Daten.AP25]" office:value-type="float" office:value="9.59">
            <text:p>9,59</text:p>
          </table:table-cell>
          <table:table-cell table:formula="oooc:=[Daten.AQ25]" office:value-type="float" office:value="301">
            <text:p>301</text:p>
          </table:table-cell>
          <table:table-cell table:formula="oooc:=[Daten.AR25]" office:value-type="float" office:value="301">
            <text:p>301</text:p>
          </table:table-cell>
          <table:table-cell table:formula="oooc:=[Daten.AS25]" office:value-type="float" office:value="301">
            <text:p>301</text:p>
          </table:table-cell>
          <table:table-cell table:formula="oooc:=[.E26]*[.D26]*[.C26]" office:value-type="float" office:value="27270901">
            <text:p>27270901</text:p>
          </table:table-cell>
          <table:table-cell table:number-columns-repeated="2"/>
        </table:table-row>
        <table:table-row table:style-name="ro1">
          <table:table-cell/>
          <table:table-cell table:formula="oooc:=[Daten.AP31]" office:value-type="float" office:value="4.17">
            <text:p>4,17</text:p>
          </table:table-cell>
          <table:table-cell table:formula="oooc:=[Daten.AQ31]" office:value-type="float" office:value="401">
            <text:p>401</text:p>
          </table:table-cell>
          <table:table-cell table:formula="oooc:=[Daten.AR31]" office:value-type="float" office:value="401">
            <text:p>401</text:p>
          </table:table-cell>
          <table:table-cell table:formula="oooc:=[Daten.AS31]" office:value-type="float" office:value="401">
            <text:p>401</text:p>
          </table:table-cell>
          <table:table-cell table:formula="oooc:=[.E27]*[.D27]*[.C27]" office:value-type="float" office:value="64481201">
            <text:p>64481201</text:p>
          </table:table-cell>
          <table:table-cell table:number-columns-repeated="2"/>
        </table:table-row>
        <table:table-row table:style-name="ro1">
          <table:table-cell/>
          <table:table-cell table:formula="oooc:=[Daten.AP30]" office:value-type="float" office:value="3.16">
            <text:p>3,16</text:p>
          </table:table-cell>
          <table:table-cell table:formula="oooc:=[Daten.AQ30]" office:value-type="float" office:value="401">
            <text:p>401</text:p>
          </table:table-cell>
          <table:table-cell table:formula="oooc:=[Daten.AR30]" office:value-type="float" office:value="401">
            <text:p>401</text:p>
          </table:table-cell>
          <table:table-cell table:formula="oooc:=[Daten.AS30]" office:value-type="float" office:value="401">
            <text:p>401</text:p>
          </table:table-cell>
          <table:table-cell table:formula="oooc:=[.E28]*[.D28]*[.C28]" office:value-type="float" office:value="64481201">
            <text:p>64481201</text:p>
          </table:table-cell>
          <table:table-cell table:number-columns-repeated="2"/>
        </table:table-row>
        <table:table-row table:style-name="ro1">
          <table:table-cell/>
          <table:table-cell table:formula="oooc:=[Daten.AP29]" office:value-type="float" office:value="2.53">
            <text:p>2,53</text:p>
          </table:table-cell>
          <table:table-cell table:formula="oooc:=[Daten.AQ29]" office:value-type="float" office:value="401">
            <text:p>401</text:p>
          </table:table-cell>
          <table:table-cell table:formula="oooc:=[Daten.AR29]" office:value-type="float" office:value="401">
            <text:p>401</text:p>
          </table:table-cell>
          <table:table-cell table:formula="oooc:=[Daten.AS29]" office:value-type="float" office:value="401">
            <text:p>401</text:p>
          </table:table-cell>
          <table:table-cell table:formula="oooc:=[.E29]*[.D29]*[.C29]" office:value-type="float" office:value="64481201">
            <text:p>64481201</text:p>
          </table:table-cell>
          <table:table-cell table:number-columns-repeated="2"/>
        </table:table-row>
        <table:table-row table:style-name="ro1">
          <table:table-cell/>
          <table:table-cell table:formula="oooc:=[Daten.AP34]" office:value-type="float" office:value="1.3">
            <text:p>1,3</text:p>
          </table:table-cell>
          <table:table-cell table:formula="oooc:=[Daten.AQ34]" office:value-type="float" office:value="512">
            <text:p>512</text:p>
          </table:table-cell>
          <table:table-cell table:formula="oooc:=[Daten.AR34]" office:value-type="float" office:value="512">
            <text:p>512</text:p>
          </table:table-cell>
          <table:table-cell table:formula="oooc:=[Daten.AS34]" office:value-type="float" office:value="512">
            <text:p>512</text:p>
          </table:table-cell>
          <table:table-cell table:formula="oooc:=[.E30]*[.D30]*[.C30]" office:value-type="float" office:value="134217728">
            <text:p>134217728</text:p>
          </table:table-cell>
          <table:table-cell table:number-columns-repeated="2"/>
        </table:table-row>
        <table:table-row table:style-name="ro1">
          <table:table-cell/>
          <table:table-cell table:formula="oooc:=[Daten.AP33]" office:value-type="float" office:value="1.11">
            <text:p>1,11</text:p>
          </table:table-cell>
          <table:table-cell table:formula="oooc:=[Daten.AQ33]" office:value-type="float" office:value="512">
            <text:p>512</text:p>
          </table:table-cell>
          <table:table-cell table:formula="oooc:=[Daten.AR33]" office:value-type="float" office:value="512">
            <text:p>512</text:p>
          </table:table-cell>
          <table:table-cell table:formula="oooc:=[Daten.AS33]" office:value-type="float" office:value="512">
            <text:p>512</text:p>
          </table:table-cell>
          <table:table-cell table:formula="oooc:=[.E31]*[.D31]*[.C31]" office:value-type="float" office:value="134217728">
            <text:p>134217728</text:p>
          </table:table-cell>
          <table:table-cell table:number-columns-repeated="2"/>
        </table:table-row>
        <table:table-row table:style-name="ro1">
          <table:table-cell/>
          <table:table-cell table:formula="oooc:=[Daten.AP32]" office:value-type="float" office:value="2.45">
            <text:p>2,45</text:p>
          </table:table-cell>
          <table:table-cell table:formula="oooc:=[Daten.AQ32]" office:value-type="float" office:value="513">
            <text:p>513</text:p>
          </table:table-cell>
          <table:table-cell table:formula="oooc:=[Daten.AR32]" office:value-type="float" office:value="513">
            <text:p>513</text:p>
          </table:table-cell>
          <table:table-cell table:formula="oooc:=[Daten.AS32]" office:value-type="float" office:value="513">
            <text:p>513</text:p>
          </table:table-cell>
          <table:table-cell table:formula="oooc:=[.E32]*[.D32]*[.C32]" office:value-type="float" office:value="135005697">
            <text:p>135005697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Plot Valu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Frames per Second</text:p>
          </table:table-cell>
          <table:table-cell office:value-type="string">
            <text:p>Volume extent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4"/>
          <table:table-cell>
            <draw:frame table:end-cell-address="Performance.M52" table:end-x="0.725cm" table:end-y="0.107cm" draw:z-index="0" draw:style-name="gr1" svg:width="10.593cm" svg:height="5.156cm" svg:x="1.423cm" svg:y="0.054cm">
              <draw:object draw:notify-on-update-of-ranges="Performance.B39:Performance.B47 Performance.C39:Performance.C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/>
          <table:table-cell table:formula="oooc:=SUM([.B18:.B19]) / 2" office:value-type="float" office:value="29.815">
            <text:p>29,82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/>
          <table:table-cell table:formula="oooc:=[.B20]" office:value-type="float" office:value="27.7547">
            <text:p>27,75</text:p>
          </table:table-cell>
          <table:table-cell office:value-type="float" office:value="209">
            <text:p>209</text:p>
          </table:table-cell>
          <table:table-cell table:number-columns-repeated="5"/>
        </table:table-row>
        <table:table-row table:style-name="ro1">
          <table:table-cell/>
          <table:table-cell table:formula="oooc:=SUM([.B21:.B23]) / 3" office:value-type="float" office:value="15.8066666666667">
            <text:p>15,8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/>
          <table:table-cell table:formula="oooc:=SUM([.B24:.B26]) / 3" office:value-type="float" office:value="9.54666666666667">
            <text:p>9,55</text:p>
          </table:table-cell>
          <table:table-cell office:value-type="float" office:value="301">
            <text:p>301</text:p>
          </table:table-cell>
          <table:table-cell table:number-columns-repeated="5"/>
        </table:table-row>
        <table:table-row table:style-name="ro1">
          <table:table-cell/>
          <table:table-cell table:formula="oooc:=SUM([.B27:.B29])/3" office:value-type="float" office:value="3.28666666666667">
            <text:p>3,29</text:p>
          </table:table-cell>
          <table:table-cell office:value-type="float" office:value="401">
            <text:p>401</text:p>
          </table:table-cell>
          <table:table-cell table:number-columns-repeated="5"/>
        </table:table-row>
        <table:table-row table:style-name="ro1">
          <table:table-cell/>
          <table:table-cell table:formula="oooc:=SUM([.B30:.B32]) / 3" office:value-type="float" office:value="1.62">
            <text:p>1,62</text:p>
          </table:table-cell>
          <table:table-cell office:value-type="float" office:value="512">
            <text:p>512</text:p>
          </table:table-cell>
          <table:table-cell table:number-columns-repeated="5"/>
        </table:table-row>
      </table:table>
      <table:database-ranges>
        <table:database-range table:target-range-address="Performance.B5:Performance.F3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3">13.03.2009</text:date>, <text:time>23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r. Ultrasound</meta:initial-creator>
    <meta:creation-date>2009-02-23T09:58:40</meta:creation-date>
    <dc:creator>Jan Gumprecht</dc:creator>
    <dc:date>2009-03-13T23:20:02</dc:date>
    <meta:editing-cycles>39</meta:editing-cycles>
    <meta:editing-duration>P1DT20H26M45S</meta:editing-duration>
    <meta:user-defined meta:name="Info 1"/>
    <meta:user-defined meta:name="Info 2"/>
    <meta:user-defined meta:name="Info 3"/>
    <meta:user-defined meta:name="Info 4"/>
    <meta:document-statistic meta:table-count="3" meta:cell-count="1347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 chart:error-upper-indicator="true" chart:error-lower-indicator="true"/>
    </style:style>
    <style:style style:name="ch3" style:family="chart" style:data-style-name="N0">
      <style:chart-properties chart:display-label="true" chart:logarithmic="false" chart:minimum="128" chart:maximum="512" chart:interval-major="64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4" style:family="chart">
      <style:text-properties fo:font-size="8pt" fo:font-weight="bold" style:font-size-asian="2.20000004768372pt" style:font-size-complex="2.20000004768372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6" style:family="chart">
      <style:chart-properties style:rotation-angle="90"/>
      <style:text-properties fo:font-size="8pt" fo:font-weight="bold" style:font-size-asian="2.20000004768372pt" style:font-size-complex="2.20000004768372pt"/>
    </style:style>
    <style:style style:name="ch7" style:family="chart">
      <style:graphic-properties svg:stroke-width="0.05cm" svg:stroke-color="#b3b3b3"/>
    </style:style>
    <style:style style:name="ch8" style:family="chart">
      <style:chart-properties chart:symbol-type="none" chart:error-upper-indicator="true" chart:error-lower-indicator="tru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594cm" svg:height="5.157cm" chart:class="chart:scatter" chart:column-mapping="1 0" chart:style-name="ch1">
        <chart:plot-area chart:style-name="ch2" table:cell-range-address="Performance.B39:Performance.C47" svg:x="0.299cm" svg:y="0.432cm" svg:width="10.079cm" svg:height="4.605cm">
          <chart:axis chart:dimension="x" chart:name="primary-x" chart:style-name="ch3">
            <chart:title svg:x="2.072cm" svg:y="4.702cm" chart:style-name="ch4">
              <text:p>Extension of reconstructed cubic volume [mm]</text:p>
            </chart:title>
          </chart:axis>
          <chart:axis chart:dimension="y" chart:name="primary-y" chart:style-name="ch5">
            <chart:title svg:x="0.175cm" svg:y="3.527cm" chart:style-name="ch6">
              <text:p>Frames per Second</text:p>
            </chart:title>
            <chart:grid chart:style-name="ch7" chart:class="major"/>
          </chart:axis>
          <chart:series chart:style-name="ch8" chart:values-cell-range-address="Performance.B39:Performance.B47" chart:class="chart:scatter">
            <chart:domain table:cell-range-address="Performance.C39:Performance.C47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00">
                <text:p>200</text:p>
              </table:table-cell>
              <table:table-cell office:value-type="float" office:value="29.815">
                <text:p>29.81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09">
                <text:p>209</text:p>
              </table:table-cell>
              <table:table-cell office:value-type="float" office:value="27.7547">
                <text:p>27.754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56">
                <text:p>256</text:p>
              </table:table-cell>
              <table:table-cell office:value-type="float" office:value="15.8066666666667">
                <text:p>15.806666666666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01">
                <text:p>301</text:p>
              </table:table-cell>
              <table:table-cell office:value-type="float" office:value="9.54666666666667">
                <text:p>9.5466666666666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1">
                <text:p>401</text:p>
              </table:table-cell>
              <table:table-cell office:value-type="float" office:value="3.28666666666667">
                <text:p>3.2866666666666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512">
                <text:p>512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 chart:error-upper-indicator="true" chart:error-lower-indicator="true" chart:error-category="constant"/>
    </style:style>
    <style:style style:name="ch3" style:family="chart" style:data-style-name="N0">
      <style:chart-properties chart:display-label="true" chart:logarithmic="false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4" style:family="chart" style:data-style-name="N0">
      <style:chart-properties chart:display-label="true" chart:logarithmic="false" chart:gap-width="50" chart:overlap="75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5" style:family="chart">
      <style:chart-properties style:rotation-angle="90"/>
      <style:text-properties fo:font-size="8pt" fo:font-weight="bold" style:font-size-asian="7.19999980926514pt" style:font-size-complex="7.19999980926514pt"/>
    </style:style>
    <style:style style:name="ch6" style:family="chart">
      <style:chart-properties chart:error-lower-limit="0.5" chart:error-upper-limit="0.5" chart:error-upper-indicator="true" chart:error-lower-indicator="true" chart:error-category="constant"/>
      <style:graphic-properties draw:stroke="solid" svg:stroke-width="0.05cm" draw:fill-color="#808080" dr3d:edge-rounding="0%"/>
      <style:text-properties fo:font-size="6pt" style:font-size-asian="6pt" style:font-size-complex="6pt"/>
    </style:style>
    <style:style style:name="ch7" style:family="chart">
      <style:graphic-properties svg:stroke-width="0.05cm"/>
    </style:style>
    <style:style style:name="ch8" style:family="chart">
      <style:chart-properties chart:error-lower-limit="0.3" chart:error-upper-limit="0.3" chart:error-upper-indicator="true" chart:error-lower-indicator="true" chart:error-category="constant"/>
      <style:graphic-properties draw:stroke="solid" svg:stroke-width="0.05cm" draw:fill-color="#808080" dr3d:edge-rounding="0%"/>
      <style:text-properties fo:font-size="6pt" style:font-size-asian="6pt" style:font-size-complex="6pt"/>
    </style:style>
    <style:style style:name="ch9" style:family="chart">
      <style:chart-properties chart:error-lower-limit="0.5" chart:error-upper-limit="0.5" chart:error-upper-indicator="true" chart:error-lower-indicator="true" chart:error-category="constant"/>
      <style:graphic-properties svg:stroke-width="0.05cm" draw:fill-color="#808080"/>
      <style:text-properties fo:font-size="6pt" style:font-size-asian="6pt" style:font-size-complex="6pt"/>
    </style:style>
    <style:style style:name="ch10" style:family="chart">
      <style:chart-properties chart:error-lower-limit="0.5" chart:error-upper-limit="0.5" chart:error-upper-indicator="true" chart:error-lower-indicator="true" chart:error-category="constant"/>
      <style:graphic-properties svg:stroke-width="0.05cm" draw:fill-color="#ffffff"/>
      <style:text-properties fo:font-size="6pt" style:font-size-asian="6pt" style:font-size-complex="6pt"/>
    </style:style>
    <style:style style:name="ch11" style:family="chart">
      <style:chart-properties chart:error-lower-limit="0.4" chart:error-upper-limit="0.4" chart:error-upper-indicator="true" chart:error-lower-indicator="true" chart:error-category="constant"/>
      <style:graphic-properties svg:stroke-width="0.05cm" draw:fill-color="#ffffff"/>
      <style:text-properties fo:font-size="6pt" style:font-size-asian="6pt" style:font-size-complex="6pt"/>
    </style:style>
    <style:style style:name="ch12" style:family="chart">
      <style:chart-properties chart:error-lower-limit="0.5" chart:error-upper-limit="0.5" chart:error-upper-indicator="true" chart:error-lower-indicator="true" chart:error-category="constant"/>
      <style:graphic-properties svg:stroke-width="0.05cm" draw:fill-color="#c0c0c0"/>
      <style:text-properties fo:font-size="6pt" style:font-size-asian="6pt" style:font-size-complex="6pt"/>
    </style:style>
    <style:style style:name="ch13" style:family="chart">
      <style:chart-properties chart:error-lower-limit="0.9" chart:error-upper-limit="0.9" chart:error-upper-indicator="true" chart:error-lower-indicator="true" chart:error-category="constant"/>
      <style:graphic-properties svg:stroke-width="0.05cm" draw:fill-color="#c0c0c0"/>
      <style:text-properties fo:font-size="6pt" style:font-size-asian="6pt" style:font-size-complex="6pt"/>
    </style:style>
    <style:style style:name="ch14" style:family="chart">
      <style:chart-properties chart:error-lower-limit="0.6" chart:error-upper-limit="0.6" chart:error-upper-indicator="true" chart:error-lower-indicator="true" chart:error-category="constant"/>
      <style:graphic-properties svg:stroke-width="0.05cm" draw:fill-color="#c0c0c0"/>
      <style:text-properties fo:font-size="6pt" style:font-size-asian="6pt" style:font-size-complex="6pt"/>
    </style:style>
    <style:style style:name="ch15" style:family="chart">
      <style:chart-properties chart:error-lower-limit="0.8" chart:error-upper-limit="0.8" chart:error-upper-indicator="true" chart:error-lower-indicator="true" chart:error-category="constant"/>
      <style:graphic-properties svg:stroke-width="0.05cm" draw:fill-color="#c0c0c0"/>
      <style:text-properties fo:font-size="6pt" style:font-size-asian="6pt" style:font-size-complex="6pt"/>
    </style:style>
    <style:style style:name="ch16" style:family="chart">
      <style:graphic-properties draw:stroke="solid" svg:stroke-width="0.05cm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9.941cm" svg:height="5.601cm" chart:class="chart:bar" chart:style-name="ch1">
        <chart:plot-area chart:style-name="ch2" table:cell-range-address="Accuracy.M25:Accuracy.Y28 Accuracy.N24:Accuracy.P28 Accuracy.R24:Accuracy.R28" chart:data-source-has-labels="column" svg:x="0.187cm" svg:y="0.107cm" svg:width="9.507cm" svg:height="5.486cm">
          <chart:axis chart:dimension="x" chart:name="primary-x" chart:style-name="ch3">
            <chart:categories table:cell-range-address="Accuracy.M25:Accuracy.M28"/>
          </chart:axis>
          <chart:axis chart:dimension="y" chart:name="primary-y" chart:style-name="ch4">
            <chart:title svg:x="0.198cm" svg:y="3.608cm" chart:style-name="ch5">
              <text:p>Deviation [mm]</text:p>
            </chart:title>
          </chart:axis>
          <chart:series chart:style-name="ch6" chart:values-cell-range-address="Accuracy.N25:Accuracy.N28" chart:label-cell-address="Accuracy.N24:Accuracy.N24" chart:class="chart:bar">
            <chart:error-indicator chart:style-name="ch7"/>
            <chart:data-point chart:repeated="4"/>
          </chart:series>
          <chart:series chart:style-name="ch8" chart:values-cell-range-address="Accuracy.O25:Accuracy.O28" chart:label-cell-address="Accuracy.O24:Accuracy.O24" chart:class="chart:bar">
            <chart:error-indicator chart:style-name="ch7"/>
            <chart:data-point chart:repeated="4"/>
          </chart:series>
          <chart:series chart:style-name="ch6" chart:values-cell-range-address="Accuracy.P25:Accuracy.P28" chart:label-cell-address="Accuracy.P24:Accuracy.P24" chart:class="chart:bar">
            <chart:error-indicator chart:style-name="ch7"/>
            <chart:data-point chart:repeated="4"/>
          </chart:series>
          <chart:series chart:style-name="ch9" chart:values-cell-range-address="Accuracy.Q25:Accuracy.Q28" chart:class="chart:bar">
            <chart:error-indicator chart:style-name="ch7"/>
            <chart:data-point chart:repeated="4"/>
          </chart:series>
          <chart:series chart:style-name="ch10" chart:values-cell-range-address="Accuracy.R25:Accuracy.R28" chart:label-cell-address="Accuracy.R24:Accuracy.R24" chart:class="chart:bar">
            <chart:error-indicator chart:style-name="ch7"/>
            <chart:data-point chart:repeated="4"/>
          </chart:series>
          <chart:series chart:style-name="ch10" chart:values-cell-range-address="Accuracy.S25:Accuracy.S28" chart:class="chart:bar">
            <chart:error-indicator chart:style-name="ch7"/>
            <chart:data-point chart:repeated="4"/>
          </chart:series>
          <chart:series chart:style-name="ch11" chart:values-cell-range-address="Accuracy.T25:Accuracy.T28" chart:class="chart:bar">
            <chart:error-indicator chart:style-name="ch7"/>
            <chart:data-point chart:repeated="4"/>
          </chart:series>
          <chart:series chart:style-name="ch10" chart:values-cell-range-address="Accuracy.U25:Accuracy.U28" chart:class="chart:bar">
            <chart:error-indicator chart:style-name="ch7"/>
            <chart:data-point chart:repeated="4"/>
          </chart:series>
          <chart:series chart:style-name="ch12" chart:values-cell-range-address="Accuracy.V25:Accuracy.V28" chart:class="chart:bar">
            <chart:error-indicator chart:style-name="ch7"/>
            <chart:data-point chart:repeated="4"/>
          </chart:series>
          <chart:series chart:style-name="ch13" chart:values-cell-range-address="Accuracy.W25:Accuracy.W28" chart:class="chart:bar">
            <chart:error-indicator chart:style-name="ch7"/>
            <chart:data-point chart:repeated="4"/>
          </chart:series>
          <chart:series chart:style-name="ch14" chart:values-cell-range-address="Accuracy.X25:Accuracy.X28" chart:class="chart:bar">
            <chart:error-indicator chart:style-name="ch7"/>
            <chart:data-point chart:repeated="4"/>
          </chart:series>
          <chart:series chart:style-name="ch15" chart:values-cell-range-address="Accuracy.Y25:Accuracy.Y28" chart:class="chart:bar">
            <chart:error-indicator chart:style-name="ch7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ucial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Fiducial 2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x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69375">
                <text:p>3.69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95">
                <text:p>3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#NAN">
                <text:p>1.#NAN</text:p>
              </table:table-cell>
              <table:table-cell office:value-type="float" office:value="1.04374999999999">
                <text:p>1.04374999999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675">
                <text:p>2.5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.302875">
                <text:p>6.302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8875">
                <text:p>2.68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.2525">
                <text:p>6.25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178400430122">
                <text:p>3.1178400430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40366751432742">
                <text:p>5.40366751432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96628490482392">
                <text:p>9.96628490482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 chart:error-upper-indicator="true" chart:error-lower-indicator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4" style:family="chart" style:data-style-name="N0">
      <style:chart-properties chart:display-label="true" chart:logarithmic="false" chart:minimum="-3" chart:maximum="3" chart:gap-width="50" chart:overlap="100" text:line-break="false" chart:visible="true"/>
      <style:graphic-properties svg:stroke-width="0.05cm" svg:stroke-color="#b3b3b3"/>
      <style:text-properties fo:font-size="8pt" fo:font-weight="bold" style:font-size-asian="8pt" style:font-size-complex="8pt"/>
    </style:style>
    <style:style style:name="ch5" style:family="chart">
      <style:chart-properties style:rotation-angle="90"/>
      <style:text-properties fo:font-size="8pt" fo:font-weight="bold" style:font-size-asian="6.80000019073486pt" style:font-size-complex="6.80000019073486pt"/>
    </style:style>
    <style:style style:name="ch6" style:family="chart">
      <style:chart-properties chart:error-margin="22.54" chart:error-upper-indicator="true" chart:error-lower-indicator="true" chart:error-category="error-margin"/>
      <style:graphic-properties draw:stroke="solid" svg:stroke-width="0.05cm" draw:fill-color="#808080" dr3d:edge-rounding="0%"/>
      <style:text-properties fo:font-size="6pt" style:font-size-asian="6pt" style:font-size-complex="6pt"/>
    </style:style>
    <style:style style:name="ch7" style:family="chart">
      <style:graphic-properties svg:stroke-width="0.05cm"/>
    </style:style>
    <style:style style:name="ch8" style:family="chart">
      <style:chart-properties chart:solid-type="cuboid"/>
    </style:style>
    <style:style style:name="ch9" style:family="chart">
      <style:chart-properties chart:error-lower-limit="0.2" chart:error-upper-limit="0.2" chart:error-upper-indicator="true" chart:error-lower-indicator="true" chart:error-category="constant"/>
      <style:graphic-properties draw:stroke="solid" svg:stroke-width="0.05cm" draw:fill-color="#ffffff" dr3d:edge-rounding="0%"/>
      <style:text-properties fo:font-size="6pt" style:font-size-asian="6pt" style:font-size-complex="6pt"/>
    </style:style>
    <style:style style:name="ch10" style:family="chart">
      <style:chart-properties chart:error-lower-limit="0.2" chart:error-upper-limit="0.2" chart:error-upper-indicator="true" chart:error-lower-indicator="true" chart:error-category="constant"/>
      <style:graphic-properties draw:stroke="solid" svg:stroke-width="0.05cm" draw:fill-color="#c0c0c0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5.483cm" svg:height="5.605cm" chart:class="chart:bar" chart:style-name="ch1">
        <chart:plot-area chart:style-name="ch2" table:cell-range-address="Accuracy.C27:Accuracy.F29" chart:data-source-has-labels="column" svg:x="0.062cm" svg:y="0.111cm" svg:width="5.305cm" svg:height="5.49cm">
          <chart:axis chart:dimension="x" chart:name="primary-x" chart:style-name="ch3">
            <chart:categories table:cell-range-address="Accuracy.C27:Accuracy.C29"/>
          </chart:axis>
          <chart:axis chart:dimension="y" chart:name="primary-y" chart:style-name="ch4">
            <chart:title svg:x="0.11cm" svg:y="3.667cm" chart:style-name="ch5">
              <text:p>Deviation [mm]</text:p>
            </chart:title>
          </chart:axis>
          <chart:series chart:style-name="ch6" chart:values-cell-range-address="Accuracy.D27:Accuracy.D29" chart:class="chart:bar">
            <chart:error-indicator chart:style-name="ch7"/>
            <chart:data-point chart:style-name="ch8"/>
            <chart:data-point chart:repeated="2"/>
          </chart:series>
          <chart:series chart:style-name="ch9" chart:values-cell-range-address="Accuracy.E27:Accuracy.E29" chart:class="chart:bar">
            <chart:error-indicator chart:style-name="ch7"/>
            <chart:data-point chart:repeated="3"/>
          </chart:series>
          <chart:series chart:style-name="ch10" chart:values-cell-range-address="Accuracy.F27:Accuracy.F29" chart:class="chart:bar">
            <chart:error-indicator chart:style-name="ch7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Width</text:p>
              </table:table-cell>
              <table:table-cell office:value-type="float" office:value="1.418775">
                <text:p>1.418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Height</text:p>
              </table:table-cell>
              <table:table-cell office:value-type="float" office:value="1.#NAN">
                <text:p>1.#NAN</text:p>
              </table:table-cell>
              <table:table-cell office:value-type="float" office:value="-0.852175000000003">
                <text:p>-0.8521750000000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epth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.29125833333333">
                <text:p>-1.291258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